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Helvetica Neue', Helvetica, Arial, sans-serif"/>
    <style:font-face style:name="Verdana" svg:font-family="Verdana, Arial, sans-serif"/>
    <style:font-face style:name="ff0" svg:font-family="ff0, Verdana, Verdana, Genev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33938" officeooo:paragraph-rsid="00133938"/>
    </style:style>
    <style:style style:name="P2" style:family="paragraph" style:parent-style-name="Standard">
      <style:paragraph-properties fo:text-align="center" style:justify-single-word="false"/>
      <style:text-properties fo:font-weight="bold" officeooo:rsid="00133938" officeooo:paragraph-rsid="00133938" style:font-weight-asian="bold" style:font-weight-complex="bold"/>
    </style:style>
    <style:style style:name="P3" style:family="paragraph" style:parent-style-name="Standard">
      <style:paragraph-properties fo:text-align="center" style:justify-single-word="false"/>
      <style:text-properties fo:font-weight="bold" officeooo:rsid="00133938" officeooo:paragraph-rsid="001397ca" style:font-weight-asian="bold" style:font-weight-complex="bold"/>
    </style:style>
    <style:style style:name="P4" style:family="paragraph" style:parent-style-name="Standard">
      <style:paragraph-properties fo:text-align="center" style:justify-single-word="false"/>
      <style:text-properties fo:font-weight="bold" officeooo:rsid="00136803" officeooo:paragraph-rsid="00136803" style:font-weight-asian="bold" style:font-weight-complex="bold"/>
    </style:style>
    <style:style style:name="P5" style:family="paragraph" style:parent-style-name="Standard">
      <style:paragraph-properties fo:text-align="center" style:justify-single-word="false"/>
      <style:text-properties fo:font-weight="bold" officeooo:rsid="00136803" officeooo:paragraph-rsid="001397ca" style:font-weight-asian="bold" style:font-weight-complex="bold"/>
    </style:style>
    <style:style style:name="P6" style:family="paragraph" style:parent-style-name="Standard">
      <style:paragraph-properties fo:text-align="center" style:justify-single-word="false"/>
      <style:text-properties fo:font-weight="bold" officeooo:rsid="00136803" officeooo:paragraph-rsid="0026add1" style:font-weight-asian="bold" style:font-weight-complex="bold"/>
    </style:style>
    <style:style style:name="P7" style:family="paragraph" style:parent-style-name="Standard">
      <style:paragraph-properties fo:text-align="center" style:justify-single-word="false"/>
      <style:text-properties fo:font-weight="bold" officeooo:rsid="00136803" officeooo:paragraph-rsid="0027d351" style:font-weight-asian="bold" style:font-weight-complex="bold"/>
    </style:style>
    <style:style style:name="P8" style:family="paragraph" style:parent-style-name="Standard">
      <style:paragraph-properties fo:text-align="center" style:justify-single-word="false"/>
      <style:text-properties fo:font-weight="bold" officeooo:rsid="00136803" officeooo:paragraph-rsid="00458225" style:font-weight-asian="bold" style:font-weight-complex="bold"/>
    </style:style>
    <style:style style:name="P9" style:family="paragraph" style:parent-style-name="Standard">
      <style:paragraph-properties fo:text-align="center" style:justify-single-word="false"/>
      <style:text-properties fo:font-weight="bold" officeooo:rsid="00136803" officeooo:paragraph-rsid="001df8c8" style:font-weight-asian="bold" style:font-weight-complex="bold"/>
    </style:style>
    <style:style style:name="P10" style:family="paragraph" style:parent-style-name="Standard">
      <style:paragraph-properties fo:text-align="start" style:justify-single-word="false"/>
      <style:text-properties fo:font-weight="bold" officeooo:rsid="00136803" officeooo:paragraph-rsid="00458225" style:font-weight-asian="bold" style:font-weight-complex="bold"/>
    </style:style>
    <style:style style:name="P11" style:family="paragraph" style:parent-style-name="Standard">
      <style:paragraph-properties fo:text-align="center" style:justify-single-word="false"/>
      <style:text-properties fo:font-weight="bold" officeooo:rsid="001ab2f5" officeooo:paragraph-rsid="0023672f" style:font-weight-asian="bold" style:font-weight-complex="bold"/>
    </style:style>
    <style:style style:name="P12" style:family="paragraph" style:parent-style-name="Standard">
      <style:paragraph-properties fo:text-align="center" style:justify-single-word="false"/>
      <style:text-properties fo:font-weight="bold" officeooo:paragraph-rsid="00133938" style:font-weight-asian="bold" style:font-weight-complex="bold"/>
    </style:style>
    <style:style style:name="P13" style:family="paragraph" style:parent-style-name="Standard">
      <style:paragraph-properties fo:text-align="center" style:justify-single-word="false"/>
      <style:text-properties officeooo:paragraph-rsid="00133938"/>
    </style:style>
    <style:style style:name="P14" style:family="paragraph" style:parent-style-name="Standard">
      <style:text-properties officeooo:paragraph-rsid="0038eb9e"/>
    </style:style>
    <style:style style:name="P15" style:family="paragraph" style:parent-style-name="Standard">
      <style:paragraph-properties fo:text-align="center" style:justify-single-word="false" fo:break-before="page"/>
      <style:text-properties officeooo:rsid="00133938" officeooo:paragraph-rsid="004c056e"/>
    </style:style>
    <style:style style:name="P16" style:family="paragraph" style:parent-style-name="Standard">
      <style:paragraph-properties fo:text-align="center" style:justify-single-word="false"/>
      <style:text-properties fo:font-variant="normal" fo:text-transform="none" fo:color="#000000" style:font-name="ff0" fo:font-size="12pt" fo:letter-spacing="normal" fo:font-style="normal" fo:font-weight="normal" officeooo:paragraph-rsid="004eeacf" style:font-size-asian="12pt" style:font-size-complex="12pt" loext:padding="0cm" loext:border="none"/>
    </style:style>
    <style:style style:name="P17" style:family="paragraph" style:parent-style-name="Standard">
      <style:paragraph-properties fo:text-align="start" style:justify-single-word="false"/>
      <style:text-properties fo:font-variant="normal" fo:text-transform="none" fo:color="#000000" style:font-name="ff0" fo:font-size="12pt" fo:letter-spacing="normal" fo:font-style="normal" fo:font-weight="normal" officeooo:paragraph-rsid="00566e68" style:font-size-asian="12pt" style:font-size-complex="12pt" loext:padding="0cm" loext:border="none"/>
    </style:style>
    <style:style style:name="P18" style:family="paragraph" style:parent-style-name="Standard">
      <style:text-properties fo:font-variant="normal" fo:text-transform="none" fo:color="#333333" style:font-name="Verdana" fo:font-size="11.25pt" fo:letter-spacing="normal" fo:font-style="normal" fo:font-weight="normal" officeooo:rsid="0052dd9e" officeooo:paragraph-rsid="0052dd9e"/>
    </style:style>
    <style:style style:name="P19" style:family="paragraph" style:parent-style-name="Standard">
      <style:paragraph-properties fo:text-align="start" style:justify-single-word="false"/>
      <style:text-properties fo:font-weight="normal" officeooo:rsid="0052dd9e" officeooo:paragraph-rsid="0054b6f7" style:font-weight-asian="normal" style:font-weight-complex="normal"/>
    </style:style>
    <style:style style:name="P20" style:family="paragraph" style:parent-style-name="Standard">
      <style:paragraph-properties fo:text-align="start" style:justify-single-word="false"/>
      <style:text-properties fo:font-weight="normal" officeooo:rsid="001ab2f5" officeooo:paragraph-rsid="00566e68" style:font-weight-asian="normal" style:font-weight-complex="normal"/>
    </style:style>
    <style:style style:name="P21" style:family="paragraph" style:parent-style-name="Standard">
      <style:paragraph-properties fo:text-align="start" style:justify-single-word="false"/>
      <style:text-properties fo:font-weight="normal" officeooo:rsid="001ab2f5" officeooo:paragraph-rsid="00578034" style:font-weight-asian="normal" style:font-weight-complex="normal"/>
    </style:style>
    <style:style style:name="P22" style:family="paragraph" style:parent-style-name="Standard">
      <style:paragraph-properties fo:text-align="center" style:justify-single-word="false"/>
      <style:text-properties fo:font-weight="bold" officeooo:rsid="00133938" officeooo:paragraph-rsid="0054b6f7" style:font-weight-asian="bold" style:font-weight-complex="bold"/>
    </style:style>
    <style:style style:name="P23" style:family="paragraph" style:parent-style-name="Standard">
      <style:paragraph-properties fo:text-align="center" style:justify-single-word="false"/>
      <style:text-properties fo:font-weight="bold" officeooo:rsid="00133938" officeooo:paragraph-rsid="00578034" style:font-weight-asian="bold" style:font-weight-complex="bold"/>
    </style:style>
    <style:style style:name="P24" style:family="paragraph" style:parent-style-name="Standard">
      <style:paragraph-properties fo:text-align="start" style:justify-single-word="false"/>
      <style:text-properties fo:font-weight="bold" officeooo:rsid="00458225" officeooo:paragraph-rsid="0054b6f7" style:font-weight-asian="bold" style:font-weight-complex="bold"/>
    </style:style>
    <style:style style:name="P25" style:family="paragraph" style:parent-style-name="Standard">
      <style:paragraph-properties fo:text-align="start" style:justify-single-word="false"/>
      <style:text-properties fo:font-weight="bold" officeooo:rsid="001ab2f5" officeooo:paragraph-rsid="001db728" style:font-weight-asian="bold" style:font-weight-complex="bold"/>
    </style:style>
    <style:style style:name="P26" style:family="paragraph" style:parent-style-name="Standard">
      <style:paragraph-properties fo:text-align="start" style:justify-single-word="false"/>
      <style:text-properties officeooo:paragraph-rsid="00566e68"/>
    </style:style>
    <style:style style:name="P27" style:family="paragraph" style:parent-style-name="Standard">
      <style:paragraph-properties fo:text-align="start" style:justify-single-word="false"/>
      <style:text-properties officeooo:paragraph-rsid="00578034"/>
    </style:style>
    <style:style style:name="P28" style:family="paragraph" style:parent-style-name="Standard">
      <style:paragraph-properties fo:text-align="start" style:justify-single-word="false"/>
      <style:text-properties officeooo:paragraph-rsid="00580baa"/>
    </style:style>
    <style:style style:name="P29" style:family="paragraph" style:parent-style-name="Standard">
      <style:paragraph-properties fo:text-align="center" style:justify-single-word="false" fo:break-before="page"/>
      <style:text-properties officeooo:rsid="00133938" officeooo:paragraph-rsid="0055f523"/>
    </style:style>
    <style:style style:name="P30" style:family="paragraph" style:parent-style-name="Standard">
      <style:paragraph-properties fo:text-align="start" style:justify-single-word="false" fo:break-before="page"/>
      <style:text-properties style:font-name="Arial" fo:font-size="12pt" fo:font-weight="bold" officeooo:rsid="001ab2f5" officeooo:paragraph-rsid="00578034" style:font-size-asian="12pt" style:font-weight-asian="bold" style:font-size-complex="12pt" style:font-weight-complex="bold"/>
    </style:style>
    <style:style style:name="P31" style:family="paragraph" style:parent-style-name="Text_20_body">
      <style:paragraph-properties fo:margin-left="0cm" fo:margin-right="0cm" fo:margin-top="0.397cm" fo:margin-bottom="0.397cm" loext:contextual-spacing="false" style:line-height-at-least="0.556cm" fo:text-align="justify" style:justify-single-word="false" fo:orphans="2" fo:widows="2" fo:text-indent="0cm" style:auto-text-indent="false" fo:padding="0cm" fo:border="none"/>
      <style:text-properties fo:font-variant="normal" fo:text-transform="none" fo:color="#333333" style:font-name="Verdana" fo:font-size="11.25pt" fo:letter-spacing="normal" fo:font-style="normal" fo:font-weight="bold" officeooo:rsid="00404ef1" officeooo:paragraph-rsid="00404ef1" style:font-weight-asian="bold" style:font-weight-complex="bold"/>
    </style:style>
    <style:style style:name="P32" style:family="paragraph" style:parent-style-name="Text_20_body">
      <style:paragraph-properties fo:margin-left="0cm" fo:margin-right="0cm" fo:margin-top="0.397cm" fo:margin-bottom="0.397cm" loext:contextual-spacing="false" style:line-height-at-least="0.556cm" fo:text-align="justify" style:justify-single-word="false" fo:orphans="2" fo:widows="2" fo:text-indent="0cm" style:auto-text-indent="false" fo:break-before="page" fo:padding="0cm" fo:border="none"/>
      <style:text-properties fo:font-variant="normal" fo:text-transform="none" fo:color="#333333" style:font-name="Verdana" fo:font-size="11.25pt" fo:letter-spacing="normal" fo:font-style="normal" fo:font-weight="bold" officeooo:rsid="0052dd9e" officeooo:paragraph-rsid="0052dd9e" style:font-weight-asian="bold" style:font-weight-complex="bold"/>
    </style:style>
    <style:style style:name="P3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weight="normal" officeooo:rsid="0052dd9e" officeooo:paragraph-rsid="0052dd9e" style:font-weight-asian="normal" style:font-weight-complex="normal"/>
    </style:style>
    <style:style style:name="P3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weight="normal" officeooo:rsid="0052dd9e" officeooo:paragraph-rsid="005423a1" style:font-weight-asian="normal" style:font-weight-complex="normal"/>
    </style:style>
    <style:style style:name="P3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052dd9e"/>
    </style:style>
    <style:style style:name="P3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05423a1"/>
    </style:style>
    <style:style style:name="P3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054b6f7"/>
    </style:style>
    <style:style style:name="P3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0559c4a"/>
    </style:style>
    <style:style style:name="P3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officeooo:paragraph-rsid="0055f523"/>
    </style:style>
    <style:style style:name="P4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weight="bold" officeooo:rsid="0052dd9e" officeooo:paragraph-rsid="0052dd9e" style:font-weight-asian="bold" style:font-weight-complex="bold"/>
    </style:style>
    <style:style style:name="P4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break-before="page" fo:padding="0cm" fo:border="none"/>
      <style:text-properties fo:font-weight="bold" officeooo:rsid="00458225" officeooo:paragraph-rsid="00415217" style:font-weight-asian="bold" style:font-weight-complex="bold"/>
    </style:style>
    <style:style style:name="P42" style:family="paragraph" style:parent-style-name="Text_20_body">
      <style:paragraph-properties fo:margin-top="0cm" fo:margin-bottom="0cm" loext:contextual-spacing="false" fo:line-height="100%" fo:text-align="start" style:justify-single-word="false"/>
      <style:text-properties officeooo:paragraph-rsid="0055f523"/>
    </style:style>
    <style:style style:name="P43" style:family="paragraph" style:parent-style-name="Text_20_body">
      <style:paragraph-properties fo:margin-top="0cm" fo:margin-bottom="0cm" loext:contextual-spacing="false" fo:line-height="100%" fo:text-align="start" style:justify-single-word="false"/>
      <style:text-properties officeooo:paragraph-rsid="00565a6c"/>
    </style:style>
    <style:style style:name="P44" style:family="paragraph" style:parent-style-name="Text_20_body">
      <style:paragraph-properties fo:margin-top="0cm" fo:margin-bottom="0cm" loext:contextual-spacing="false" fo:line-height="100%" fo:text-align="start" style:justify-single-word="false"/>
      <style:text-properties officeooo:rsid="0055f523" officeooo:paragraph-rsid="0055f523"/>
    </style:style>
    <style:style style:name="T1" style:family="text">
      <style:text-properties officeooo:rsid="0025149b"/>
    </style:style>
    <style:style style:name="T2" style:family="text">
      <style:text-properties fo:font-variant="normal" fo:text-transform="none" fo:color="#000000" style:font-name="ff0" fo:font-size="12pt" fo:letter-spacing="normal" fo:font-style="normal" fo:font-weight="normal" style:font-size-asian="12pt" style:font-size-complex="12pt" loext:padding="0cm" loext:border="none"/>
    </style:style>
    <style:style style:name="T3" style:family="text">
      <style:text-properties officeooo:rsid="0027d351"/>
    </style:style>
    <style:style style:name="T4" style:family="text">
      <style:text-properties fo:font-weight="bold" style:font-weight-asian="bold" style:font-weight-complex="bold"/>
    </style:style>
    <style:style style:name="T5" style:family="text">
      <style:text-properties fo:font-weight="bold" officeooo:rsid="001df8c8" style:font-weight-asian="bold" style:font-weight-complex="bold"/>
    </style:style>
    <style:style style:name="T6" style:family="text">
      <style:text-properties fo:font-weight="bold" officeooo:rsid="0038eb9e" style:font-weight-asian="bold" style:font-weight-complex="bold"/>
    </style:style>
    <style:style style:name="T7" style:family="text">
      <style:text-properties fo:font-weight="bold" officeooo:rsid="004c056e" style:font-weight-asian="bold" style:font-weight-complex="bold"/>
    </style:style>
    <style:style style:name="T8" style:family="text">
      <style:text-properties fo:font-weight="bold" officeooo:rsid="004d7079" style:font-weight-asian="bold" style:font-weight-complex="bold"/>
    </style:style>
    <style:style style:name="T9" style:family="text">
      <style:text-properties fo:font-weight="bold" officeooo:rsid="00517f53" style:font-weight-asian="bold" style:font-weight-complex="bold"/>
    </style:style>
    <style:style style:name="T10" style:family="text">
      <style:text-properties fo:font-weight="bold" officeooo:rsid="00404ef1" style:font-weight-asian="bold" style:font-weight-complex="bold"/>
    </style:style>
    <style:style style:name="T11" style:family="text">
      <style:text-properties fo:font-weight="bold" officeooo:rsid="0055f523" style:font-weight-asian="bold" style:font-weight-complex="bold"/>
    </style:style>
    <style:style style:name="T12" style:family="text">
      <style:text-properties fo:font-weight="bold" officeooo:rsid="00566e68" style:font-weight-asian="bold" style:font-weight-complex="bold"/>
    </style:style>
    <style:style style:name="T13" style:family="text">
      <style:text-properties officeooo:rsid="00404ef1"/>
    </style:style>
    <style:style style:name="T14" style:family="text">
      <style:text-properties officeooo:rsid="004c056e"/>
    </style:style>
    <style:style style:name="T15" style:family="text">
      <style:text-properties officeooo:rsid="0052dd9e"/>
    </style:style>
    <style:style style:name="T16" style:family="text">
      <style:text-properties fo:font-weight="normal" officeooo:rsid="0052dd9e" style:font-weight-asian="normal" style:font-weight-complex="normal"/>
    </style:style>
    <style:style style:name="T17" style:family="text">
      <style:text-properties officeooo:rsid="005423a1"/>
    </style:style>
    <style:style style:name="T18" style:family="text">
      <style:text-properties officeooo:rsid="0054b6f7"/>
    </style:style>
    <style:style style:name="T19" style:family="text">
      <style:text-properties officeooo:rsid="0055f523"/>
    </style:style>
    <style:style style:name="T20" style:family="text">
      <style:text-properties officeooo:rsid="00566e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2">LECTURA 1- <text:span text:style-name="T15">Arístofenes <text:s/>– Los acarnienses </text:span>(Fragmento <text:span text:style-name="T18">1</text:span>)</text:p>
      <text:p text:style-name="P4">Literatura Antigua </text:p>
      <text:p text:style-name="P2"/>
      <text:p text:style-name="P12"><text:span text:style-name="T1">Biografía</text:span> <text:span text:style-name="T13">Pindaro</text:span></text:p>
      <text:p text:style-name="P13"><text:s/></text:p>
      <text:p text:style-name="P14"/>
      <text:p text:style-name="P18">No se sabe a ciencia cierta el año de su nacimiento, se cree que pudo ser hacia el 450 a.C. en Atenas</text:p>
      <text:p text:style-name="P18"/>
      <text:p text:style-name="P18">Está considerado como el más brillante autor de comedias de la literatura griega. De su obra se desprende que era hombre de gran cultura literaria y artística y que menospreciaba la ignorancia y la rudeza.</text:p>
      <text:p text:style-name="P18"/>
      <text:p text:style-name="P18">Intervino en las luchas y polémicas de Atenas a favor del partido aristocrático, sirviéndose del teatro como campo de batalla. Conservador en sus gustos y en su actitud política, Aristófanes lleva al teatro las cuestiones sociales, políticas, artísticas y religiosas de la Atenas de su época, criticando con dureza y humor satírico las novedades que considera demagógicas e inoportunas.</text:p>
      <text:p text:style-name="P18"/>
      <text:p text:style-name="P18">Dirigió su capacidad satírica contra los renovadores del pensamiento, como Sócrates, y contra los innovadores del teatro, como Eurípides.</text:p>
      <text:p text:style-name="P18"/>
      <text:p text:style-name="P18"/>
      <text:p text:style-name="P18">En el curso de la guerra del Peloponeso, Esparta derrotó a Atenas. Aunque esta situación favoreció al partido aristocrático, que se instaló en el poder, la libertad de expresión desapareció, lo que modificó la actitud de Aristófanes como escritor y le impidió seguir tratando en la escena temas políticos de actualidad. Este hecho determinó la división de sus obras en dos grandes grupos: las escritas antes y después de dicho hecho.</text:p>
      <text:p text:style-name="P18"/>
      <text:p text:style-name="P18">De la primera época son "Los acarnienses", en la que se manifiesta la actitud antibélica del autor; "Los caballeros", ataque contra el demagogo Cleón; "Las nubes", sátira de la filosofía y la pedagogía nuevas, en que ataca a Sócrates y a los sofistas; "Las avispas", sobre la pasión que mostraban los atenienses por los procesos judiciales; "La paz", obra antibelicista; "Las aves", en la que describe el reino de los pájaros; "Lisistrata", obra en la que la mujeres de Atenas acuerdan abstenerse de actividades sexuales mientras sus maridos sigan guerreando; "Las tesmoforias", parodia de las obras de Eurípides; y "Las ranas", nuevo ataque contra Eurípides. De su segunda época son "La asamblea" (en la que Aristófanes satiriza un Estado imaginario regido por mujeres) y "Pluto", fábula mitológica en que esta divinidad de la riqueza, que en su ceguera favorecía a los malvados recupera la vista. Aristófanes falleció en el 386 a.C. en Atenas.</text:p>
      <text:p text:style-name="P31"/>
      <text:p text:style-name="P32">Los Arcanienses</text:p>
      <text:p text:style-name="P40">Plaza pública de Atenas.</text:p>
      <text:p text:style-name="P33">DICEÓPOLIS.-¡Cuántas veces me he requemado la sangre! Raras, rarísimas han</text:p>
      <text:p text:style-name="P33">sido, en cambio, mis alegrías; no más de cuatro. Mis amarguras fueron innumerables,</text:p>
      <text:p text:style-name="P33">como las arenas de las playas. Porque, en verdad, ¿que placer experimente que fuese lo</text:p>
      <text:p text:style-name="P33">que se llama un regocijo? ¡Ah, si! Ahora recuerdo una cosa que me llenó el alma de</text:p>
      <text:p text:style-name="P33">júbilo. Fue en el teatro, cuando Cleón no tuvo más remedio que vomitar sus cinco</text:p>
      <text:p text:style-name="P33">talentos. ¡Qué gusto! Adoro a los Caballeros por tan bonita operación.</text:p>
      <text:p text:style-name="P33"/>
      <text:p text:style-name="P33">Fue un excelente negocio para Grecia. Pero otro día experimente una decepción</text:p>
      <text:p text:style-name="P33">trágica cuando esperaba, con la boca abierta, escuchar el anuncio de una tragedia de</text:p>
      <text:p text:style-name="P33">Esquilo y oí en cambio, estas palabras: "Teognis2 puedes hacer que aparezca tu coro".</text:p>
      <text:p text:style-name="P33">Daos cuenta del golpe que recibí en el pecho. Tuve, sin embargo, un segundo placer</text:p>
      <text:p text:style-name="P33">cuando, en cierta ocasión, y después de Mosco, apareció Daxiteo en escena para cantar</text:p>
      <text:p text:style-name="P33">una canción beocia. Y aquel mismo año pensé morir, con los ojos convulsos, sólo de ver</text:p>
      <text:p text:style-name="P33">presentarse a Queris para tocar el himno ortiano. Pero nunca, desde que me está</text:p>
      <text:p text:style-name="P33">permitido venir a los baños3 me ha picado tanto el polvo en los ojos como hoy en que el</text:p>
      <text:p text:style-name="P33">Pnyx se encuentra vacío pese a la convocatoria matinal de una asamblea plenaria: los</text:p>
      <text:p text:style-name="P33">ciudadanos están charlando en el Ágora y por todos lados tratan de evitar el contacto con</text:p>
      <text:p text:style-name="P33">la cuerda teñida de rojo. Ni siquiera están allí todavía los Pritáneos. </text:p>
      <text:p text:style-name="P33">Llegarán con retraso y entonces tendrán que disputarse a codazos los primeros puestos, tomándolos por asalto. </text:p>
      <text:p text:style-name="P35"><text:span text:style-name="T16">Lo que menos les importa es como hacer la paz. ¡Pobre, pobre patria mía¡ Yo soy el primero en llegar a la Asamblea; tomo asiento y, como estoy tan solo, suspiro, bostezo, me desperezo, suelto pedos, me aburro, me depilo, cuento hasta mil; y sueño con los campos, enamorado de la paz; detesto la ciudad y pienso en aquellas gentes de mi pueblo </text:span>que nunca supieron lo que es decir: "compra carbón, vinagre, aceite", que hasta ignoraban el verbo "comprar", y que para todo se bastaban a sí mismos sin tener que romperse la cabeza con tantos golpes de "compra, compra, compra". Esta vez vengo, pues firmemente decidido a gritar, a interrumpir, a invectivar a todo orador que nos hable de otra cosa que no sea la paz. Pero, justamente, ya llegan los Pritáneos; son las doce. Y ¿no os dije? Es exactamente como os lo dije: todo el mundo se precipita para atrapar los primeros bancos. </text:p>
      <text:p text:style-name="P35"/>
      <text:p text:style-name="P35">EL UJIER.-Pasad, pasad adelante para que estéis dentro del recinto consagrado. </text:p>
      <text:p text:style-name="P35">ANFITEO.-¿Ha hablado ya alguien? </text:p>
      <text:p text:style-name="P35">EL UJIER.-¿Quién pide la palabra? </text:p>
      <text:p text:style-name="P35">ANFITEO.-Yo. </text:p>
      <text:p text:style-name="P35">EL UJIER.-¿Tu nombre? </text:p>
      <text:p text:style-name="P35">ANFITEO.-Anfiteo.</text:p>
      <text:p text:style-name="P35">EL UJIER.-Tú no eres un hombre. </text:p>
      <text:p text:style-name="P35">ANFITEO.-No; soy un inmortal. Anfiteo, mi antepasado, era hijo de Deméter y de Triptólemo, padre de Celeo. Celeo se caso con Fenareta, mi abuela, que dio a luz a Licino, mi padre. Soy inmortal y los dioses me han encargado que vaya a tratar solo con los lacedemonios. Pero aunque soy inmortal, señores hombres, me encuentro sin recursos; los Pritáneos no me dan nada. </text:p>
      <text:p text:style-name="P35">EL UJIER.-¡Guardias! (Unos arqueros tratan de expulsar a Anfiteo.) </text:p>
      <text:p text:style-name="P35">ANFITEO.-Triptolemo y Celeo ¿vais a abandonarme? </text:p>
      <text:p text:style-name="P35">DICEÓPOLIS.-Señores Pritáneos, perjudicáis el interés de la asamblea expulsando a ese hombre que desea concertar una paz conveniente y hacer que colguéis los escudos. </text:p>
      <text:p text:style-name="P35">EL UJIER.-Siéntate y a callar. </text:p>
      <text:p text:style-name="P35">DICEÓPOLis.-No, por Apolo; no callaré hasta que propongais que se trate de la paz. </text:p>
      <text:p text:style-name="P35">EL UJIER.-(Anunciando).-Los embajadores cerca de la Corte del Rey. </text:p>
      <text:p text:style-name="P35"><text:soft-page-break/>DICEÓPOLIS.-¿Qué Rey? Ya estoy harto de vuestros delegados, de sus pavadas y de todas sus ridiculeces. </text:p>
      <text:p text:style-name="P35">EL UJIER.-Silencio. </text:p>
      <text:p text:style-name="P35">DICEÓPOLIS.-(Viendo entrar a los embajadores vestidos a uso persa).-¡Por Ecbatanal ¡Vaya trajecitos! </text:p>
      <text:p text:style-name="P35">EL JEFE DE LA EMBAJADA.-Bajo el arcontado de Eutímenes nos delegásteis a la Corte del Gran Rey con una indemnizacion de dos dracmas diarios... </text:p>
      <text:p text:style-name="P35">DICEÓPOLIS.-iCaramba! ¡Nada menos que dos dracmas! </text:p>
      <text:p text:style-name="P35">EL EMBAJADOR.-Y podemos decir cuanto hemos tenido que padecer durante la travesía de las llanuras del Caistro, bajo los toldos de los carruajes donde íbamos tendidos, sin fuerza de resistencia, como muertos. </text:p>
      <text:p text:style-name="P35">DICEÓPOLIS.-¿Y yo, entonces? ¿Habrá que creer que yo gozaba plenamente de la vida cuando me veía tirado en el fango de las trincheras? </text:p>
      <text:p text:style-name="P35">EL EMBAJADOR.-Adonde quiera que llegábamos nos obligaban a beber vino puro o azucarado en copas de oro y de cristal. </text:p>
      <text:p text:style-name="P35">DICEÓPOLIS.-¡Oh, ciudad de Cranao! ¿No comprendes que tus embajadores se burlan de tí? </text:p>
      <text:p text:style-name="P35">EL EMBAJADOR.- Pues para los bárbaros solo se es hombre cuando se come y se bebe mucho. DICEÓPOLIS.-Aquí, entre nosotros, solo se tiene por hombres a los libertinos y a los invertidos. EL EMBAJADOR.-A los tres años de nuestra marcha, llegamos a la Corte del Gran Rey. Pero éste se había ido con todo su ejército para evacuar sus necesidades, lo que le retuvo ocho meses en los Montes de Oro. </text:p>
      <text:p text:style-name="P35">DICEÓPOLIS.-¿Y cuanto tiempo necesito para cerrar el ano? ¿Todo un plenilunio? </text:p>
      <text:p text:style-name="P35">EL EMBAJADOR.-Luego, regresó a sus alcázares y nos recibió. Mandaba que nos sirviesen bueyes enteros asados al horno. </text:p>
      <text:p text:style-name="P35">DICEÓPOLIS.-¡Esta sí que es gorda! ¿Quién ha visto nu-. ca asar bueyes enteros al horno? </text:p>
      <text:p text:style-name="P35">EL EMBAJADOR.-Y, ¡palabra de honor! también nos sirvieron un ave tres veces más grande que Cleónimo8 . Es el ave engañosa. </text:p>
      <text:p text:style-name="P35">DICEÓPOLIS.-Ahora me explico porqué nos engañabas tú al cobrar tus dos dracmas.</text:p>
      <text:p text:style-name="P35">EL EMBAJADOR.-Y ahora, hénos aquí; nos hemos traído con nosotros a Pseudartabas, el Ojo del Rey. </text:p>
      <text:p text:style-name="P35">DICEÓPOLIS.-¡Ojalá que un cuervo le arranque ese ojo a picotazos y tu ojo de embajador además! EL UJIER.-(anunciando).-El Ojo del Rey. </text:p>
      <text:p text:style-name="P35">DICEÓPOLIS.-(Viendo entrar al Ojo del Rey, escoltado por dos eunucos) ¡Hay Heracles! ¡Ay, Señor! ¡Socorrednos! ¡Por los dioses, amigo, que ese ojo tuyo es como un ojo de remo. ¿Buscas una buena ensenada tras de doblar el cabo? </text:p>
      <text:p text:style-name="P35">EL EMBAJADOR.-Vamos, Pseudartabas; ten a bien explicar lo que el Rey te ha encargado que comuniques a los atenienses. </text:p>
      <text:p text:style-name="P35">PSEUDARTABAS. I artaman exarxas apiaona satra. </text:p>
      <text:p text:style-name="P35">EL EMBAJADOR.-(A Diceópolis).-¿Entiendes lo que dice? </text:p>
      <text:p text:style-name="P35">DICEÓPOLIS.--Ni palabra ¡por Apolo! </text:p>
      <text:p text:style-name="P35">EL EMBAJADOR.-Pues dice que el Rey os envía oro. Articula bien, Pseudartabas, la palabra "oro", con voz más fuerte y más clara. </text:p>
      <text:p text:style-name="P35">PSEUDARTABAS.-Lo que es "el oro" no lo veréis ni en pintura, cochinos jonios. </text:p>
      <text:p text:style-name="P35">DICEÓPOLIS.-Ahora sí que está más claro que el agua. </text:p>
      <text:p text:style-name="P35">EL EMBAJADOR.-¿Pero qué está diciendo? </text:p>
      <text:p text:style-name="P35">DICEÓPOLIS.-Dice que los jonios son unos marranos; y unos imbéciles si esperan que los bárbaros les den oro. </text:p>
      <text:p text:style-name="P35">EL EMBAJADOR.-Al contrario; lo que dice es que nos dará el oro a montones. </text:p>
      <text:p text:style-name="P35">DICEÓPOLIS.-iConque a montones! Lo que tú eres es un charlatán de marca mayor. Retírate. Voy a interrogarlo yo solo. (A Pseudartabas) Anda, dame `explicaciones claras en presencia de este testigo si no quieres que te tiña con púrpura de Sardes10. ¿Va a enviarnos oro el Gran Rey? ¿No, verdad? Por lo tanto es que nuestros embajadores nos tenían archiengañados. (Pseudartabas y los <text:soft-page-break/>eunucos que le acompañan hacen signos afirmativos). Pero, ¡oye! ¡Si nos están diciendo que sí al estilo griego! Estoy seguro de que son de aquí mismo. Uno de los dos eunucos, éste, sé quienes; es Clistenes el hijo de Silvitio. ¡Vaya, vaya con el culo de mona, impúdico y truhán! ¿Cómo con esas barbas quieres pasar por eunuco, mico desvergonzado? Y ese otro ¿quién es? ¿No será Estratón?.</text:p>
      <text:p text:style-name="P35"/>
      <text:p text:style-name="P35">EL UJIER.-Silencio, siéntate. El consejo invita al Ojo del Rey a pasar al Pritáneo.</text:p>
      <text:p text:style-name="P35">DICEÓPOLIS.-¡Es para ahorcarse! Pero sería yo un imbécil si me quedase aquí aburriéndome. ¿Seguirá abriéndose esa puerta para recibir a semejantes individuos? Me voy a trabajar en algo muy grande y muy hermoso. ¿Dónde estás, Anfiteo? </text:p>
      <text:p text:style-name="P35">ANFITEO.-Aquí estoy. </text:p>
      <text:p text:style-name="P35">DICEÓPOLIS.-Toma estos ocho dracmas y ve a concluir por mi cuenta personal un tratado de paz con Lacedemonia, para mí, mi mujer y mis chicos. ¡Qué sigan éstos enviando embajadas y perdiendo el tiempo! </text:p>
      <text:p text:style-name="P35">EL UJIER.-Que pase Teoro, nuestro diputado en la Corte de Sitalces . </text:p>
      <text:p text:style-name="P35">TEORO.-Héme aquí. </text:p>
      <text:p text:style-name="P35">DICEÓPOLIS.-Otro charlatán que nos traen. </text:p>
      <text:p text:style-name="P35">TEORO.-No hubiéramos permanecido tanto tiempo en Tracia... </text:p>
      <text:p text:style-name="P35">DICEÓPOLIS.-Claro que no; si no hubieras percibido gruesas sumas. </text:p>
      <text:p text:style-name="P35">TEORO.-... Si toda la Tracia no hubiera quedado cubierta de nieve y si los ríos... </text:p>
      <text:p text:style-name="P35">DICEÓPOLIS. -Justo al mismo tiempo en que Teognis concurría aquí para la tragedia. </text:p>
      <text:p text:style-name="P35">TEORO.-Mientras tanto, yo vaciaba copas en compañía de Sitalces. Se mostraba muy filoateniense; era un verdadero amor. Llegaba hasta escribir por las paredes: estoy encaprichado con los atenienses. Su hijo, al que le hemos dado el título de ciudadano de Atenas, tenía unas ganas locas de comer salchichas en la fiesta de las Apaturias. Suplicaba a su padre que partiese en socorro de su patria. El padre juró, levantando la copa, que vendría en nuestro auxilio con un ejército tal que los atenienses exclamarían: "Es una nube de saltamontes en marcha!". </text:p>
      <text:p text:style-name="P35">DICEÓPOLIS.-Que me aspen si creo una sola palabra de lo que cuentas, menos lo de los saltamontes. </text:p>
      <text:p text:style-name="P35">TEORO.-Y ahora, nos envía al pueblo más belicoso de la Tracia. </text:p>
      <text:p text:style-name="P35">DICEÓPOLIS.-Eso ya va estando más claro. </text:p>
      <text:p text:style-name="P35">EL UJIER.-Haced pasar a los tracios que nos trae Teoro. </text:p>
      <text:p text:style-name="P35">DICEOPOLIS.-¿Qué cataclismo es ese? </text:p>
      <text:p text:style-name="P35">TEORO.-Es el ejército de los odomantas . </text:p>
      <text:p text:style-name="P35">DICEÓPOLIS.-¿Los odomantas? ¿Qué significa eso? (designando el falo de que van provistos) ¿Quién les ha rebanado el miembro a los odomantas? </text:p>
      <text:p text:style-name="P35">TEORO.- Si se les da un sueldo de dos dracmas asolarán a toda la Beocia. </text:p>
      <text:p text:style-name="P35">DICEÓPOLIS.-¿Dos dracmas a estos... mutilados? ¿Qué podrían decir entonces los tranitas, salvadores de la ciudad? Pero... ¡atiza! Estoy perdido: los odomantas me despojan de mis ajos... ¿queréis dejar en paz mis ajos?</text:p>
      <text:p text:style-name="P36">TEORO.-iDesdichado! Guárdate de acercarte ahora a unos hombres que han comido ajos17 . DICEÓPOLIS.-¿Podéis consentir, señores Pritáneos, que se me trate así, en el suelo de la patria, y por unos bárbaros? Pues bien, me opongo a que la Asamblea delibere sobre el sueldo a conceder a los tracios; y os advierto que acaba de producirse un presagio; he sentido caer una gota. </text:p>
      <text:p text:style-name="P36">EL UJIER.-Que se retiren los tracios: se les convoca para pasado mañana. Los Pritáneos levantan la sesión. </text:p>
      <text:p text:style-name="P36">DICEÓPOLIS.-(Que se ha quedado solo) ¡Maldita sea! He perdido mi buena ensalada de ajos! Pero aquí está Anfiteo que vuelve de Lacedemonia. ¡Salud, Anfiteo! </text:p>
      <text:p text:style-name="P36">ANFITEO.-Espera para saludarme a que pueda parar de correr... huyo de los acarnienses, que me persiguen. </text:p>
      <text:p text:style-name="P36">DICEÓPOLIS.-Pues ¿qué pasa? </text:p>
      <text:p text:style-name="P36">ANFITEO.-Venía apresuradamente con tu tratado de paz, y, al adivinarlo, esos viejos, esos acarnienses de Acarnia, du. ros como el roble, intratables, feroces, veteranos de Maratón, se han <text:soft-page-break/>puesto a gritar a coro: ¡Miserable! Has concertado la paz cuando están taladas nuestras viñas", y al mismo tiempo recogían piedras en sus mantos. Yo eché a correr y ellos me persiguen hasta aquí, vociferando.</text:p>
      <text:p text:style-name="P36"/>
      <text:p text:style-name="P36">DIcEÓpoLIS.-Déjalos que chillen. ¿Me traes el tratado? </text:p>
      <text:p text:style-name="P36">ANFITEO.-lClaro está que lo traigo! Y que es de tres clases, a elegir. Este es para una tregua de cinco años. Toma y huélelo. </text:p>
      <text:p text:style-name="P36">DICEÓPOLIS.-¡Puf! </text:p>
      <text:p text:style-name="P36">ANFITEO.-¿Qué ocurre? </text:p>
      <text:p text:style-name="P36">DICEÓPOLIS.-Que no me gusta. Huele a brea y a construcciones navales. </text:p>
      <text:p text:style-name="P36">ANFITEO.-Toma, pues, este otro y pruébalo: es de diez años. </text:p>
      <text:p text:style-name="P36">DICEÓPOLIS.-Este huele a embajadas enviadas a las ciudades, con un relente de aliados que se disputan entre sí. </text:p>
      <text:p text:style-name="P36">ANFITEO.-Pues bien, aquí tienes una tregua de treinta años continental y marítima. DICEÓPOLIS.-¡Oh Dionysos! Este desprende un perfume de ambrosía y de néctar. Es la felicidad de no tenerle miedo a las órdenes de procurarse víveres para tres días. Me sopla en la boca: "Ve donde te plazca". Acepto esta tregua, me la sirvo, la bebo hasta la última gota, deseándoles mucho placer. Yo, ya estoy libre de la guerra y de sus males; me voy a celebrar las dionisíacas rústicas.</text:p>
      <text:p text:style-name="P36"/>
      <text:p text:style-name="P36">ANFITEO.-Y yo me escapo de los acarnienses. Otra plaza de Atenas, con un altar a Dionysos. </text:p>
      <text:p text:style-name="P36">EL CORIFEO.-(Que dirige el coro de los carboneros de Acarnia).-Por aquí; seguidme todos; persigámosle, interroguemos a todo el que pase. Es de gran interés para la ciudad que detengamos a ese individuo. ¿Puede alguien decirme en qué dirección ha huido el mensajero que lleva el tratado? EL CORO.-Ha huido; ha desaparecido; ya no se le ve. ¡Qué desgracia verse cargado de años! En mi juventud cuando rivalizaba en velocidad con Failos llevando un saco de carbón a cuestas no se me hubiera escapado tan fácilmente ese porta-treguas; y toda su agilidad no le hubiera permitido escabullirse. </text:p>
      <text:p text:style-name="P36">EL CORIFEO.-Pero ha aprovechado para desaparecer de que la edad ha endurecido mis rodillas, entorpecido las piernas del viejo Lacrátides. Persigámosle no obstante. Pese a nuestra edad, no hay que dejarle jactarse de haber escapado a los acarnienses.</text:p>
      <text:p text:style-name="P36">EL CORO.-Ese individuo, ¡oh, Zeus, oh dioses!, ha querido hacer la paz con sus enemigos contra los cuales mi furor belicoso crece más y más porque han arrasado mis campos. Los acosaré sin descanso hasta clavarme en ellos cual una flecha aguda, cruel, penetrante, a fin de que nunca más se les ocurra patear mis viñedos. </text:p>
      <text:p text:style-name="P36">EL CORIFEO.-Vamos, busquemos al individuo-,busquemos del lado de Balene19 . Persigámosle de lugar en lugar hasta que lo hayamos cogido; nunca me cansaré de apedrearle. DICEÓPOLIS.-(Dentro). Silencio, silencio. </text:p>
      <text:p text:style-name="P36">EL CORIFEO.-Silencio, todos. ¿No habéis oído, amigos? Nos piden que guardemos silencio. Es el hombre que buscamos. Venid todos a este lado. Creo que el bribón va a salir para ofrecer un sacrificio. </text:p>
      <text:p text:style-name="P36">DICEÖPOLIS.-(Saliendo con su mujer, su hija y dos esclavos) Silencio, silencio... Avanza un poco, canéfora Xantias, ¿quiéres sostener el falo bien derecho? Deja el canastillo, hija mía, y empecemos. LA HIJA.-Madre, dame la cuchara para echar crema sobre la torta. </text:p>
      <text:p text:style-name="P36">DICEÓPOLIS.-Ahora, todo está a punto. ¡Oh, Dionysos, patrón mío, dígnate concederme tu gracia para esta procesión que yo conduzco y este sacrificio que te ofrecemos yo y mi familia. Permite que celebre con felicidad estas dionisíacas campestres y que la tregua de treinta años me traiga la prosperidad devolviéndome a la vida civil. Vamos, hija mía, procura llevar graciosamente el canastillo y con aire modesto. ¡Dichoso el que se case contigo y te haga unos gatitos que, como tú, exhalen sus maulliditos matinales! Avanza y ten cuidado con la gente, no vayan a robarte, sin que te des cuenta, tus alhajitas de oro. Xantias, cuida con tu camarada, de llevar el falo bien derecho detrás de la canéfora. Yo os seguiré cantando el himno fálico. </text:p>
      <text:p text:style-name="P34"/>
      <text:p text:style-name="P41"/>
      <text:p text:style-name="P22">LECTURA <text:span text:style-name="T14">2</text:span>- <text:span text:style-name="T13">Pindaro <text:s/>– Arístofenes <text:s/>– Los acarnienses </text:span>(Fragmento <text:span text:style-name="T18">2</text:span>)</text:p>
      <text:p text:style-name="P8">Literatura Antigua </text:p>
      <text:p text:style-name="P8"/>
      <text:p text:style-name="P10"/>
      <text:p text:style-name="P24">¡Tú, esposa mía, quédate en la terraza para mirarme. ¡Adelante, en marcha! ¡Oh Falo, compañero de Dionysos, libertino y noctámbulo, que corres en pos de las mujeres casadas, aunque también te gustan las jóvenes muchachas, yo te saludo al fin, ahora que después de cinco años de ausencia vuelvo con alegre corazón a mi pueblo, gracias a la paz que he concertado por mi propia cuenta y que me libra de las preocupaciones de los combates y de los Lámacos. ¡Cuánto más agradable es, mi querido Falo, sorprender a Trata, la linda esclava de Estrimodoro, robando troncos en el Feleo, agarrarla por el talle, levantarla, tumbarla por tierra y quitarle la flor! ¡Falo, mi querido Falo, si tú quieres bebamos juntos y trastornado aún por el vino de la víspera, beberás mañana la copa de la paz y yo colgaré mi escudo junto a la chimenea! </text:p>
      <text:p text:style-name="P37"/>
      <text:p text:style-name="P37">EL CORIFEO.-(Viendo a Diceópolis).-Ese es, ese mismo. Tirad, tirad. Apedreemos todos a ese infame. ¿Por qué no tiráis? ¿Por qué no tiráis? </text:p>
      <text:p text:style-name="P37">DICEÓPOLIS.-(Protegiéndose con su olla).-¡Por Hércules! Qué es esto? Me váis a romper la olla. EL CORO.-Tu cabeza, traidor, es lo que vamos a romper a pedradas. </text:p>
      <text:p text:style-name="P37">DICEÓPOLIS.-¿Qué motivo hay, venerables ancianos de Arcania? </text:p>
      <text:p text:style-name="P37">EL CORO.-¿Y lo preguntas, bribón desvergonzado, traidor a tu patria? ¿Y aún te atreves a mirarme a la cara después de haber pactado una paz separada con el enemigo? </text:p>
      <text:p text:style-name="P37">DICEÓPOLIS.-Ignoráis por qué he hecho ese tratado. Escuchadme y lo sabréis. </text:p>
      <text:p text:style-name="P37">EL CORO.-¡Escucharte! Vas a morir. Te destrozaremos a pedradas. </text:p>
      <text:p text:style-name="P37">DICEÓPOLIS.-Esperad al menos mis razones. Un instante, amigos míos. </text:p>
      <text:p text:style-name="P37">EL CORO.-Ni yo me calmaré, ni tú hablarás otra palabra. Porque te detesto aún más que ¡a Cleón, a quien pienso desollar para hacer con su piel sandalias a los Caballeros . Amigo de los lacedemonios, no pienses que yo escuche tus largos discursos. Vas a llevar tu merecido.</text:p>
      <text:p text:style-name="P37"/>
      <text:p text:style-name="P37">DICEÓPOLIS.-Mis buenos amigos, dejad en paz a los lacedemonios y oid las razones que he tenido para pactar esta tregua. </text:p>
      <text:p text:style-name="P37">EL CORO.-¿Qué razones puede haber para pactar con esos hombres sin fe, sin religión, sin juramento? </text:p>
      <text:p text:style-name="P37">DICEÓPOLIS.-Es que también creo que los lacedemonios, a quienes tanto aborrecemos, no son la causa de todos nuestros males. </text:p>
      <text:p text:style-name="P37">EL CORO.-¿Que no son la causa de todos nuestros males, grandísimo bribón? ¿Y te atreves a decirlo delante de nosotros? ¿Y aún pretenderás que te perdone? </text:p>
      <text:p text:style-name="P37">DICEÓPOLIS.-No de todos, no de todos. Yo mismo podría demostraros que ellos han sido víctimas de más de una injusticia.</text:p>
      <text:p text:style-name="P37">EL CORO.-Sólo faltaba que te atrevieses a defender delante de nosotros a nuestros enemigos; tus palabras me irritan y exasperan. </text:p>
      <text:p text:style-name="P37">DICEÓPOLIS.-Si lo que digo no es justo, y si el pueblo no lo reconoce por tal, me comprometo a hablar con la cabeza sobre un tajo. </text:p>
      <text:p text:style-name="P37">EL CORO.-Ea, compañeros, ¿por qué no le apedreamos? ¿Por qué no le cardamOs como a la lana que va a teñirse de púrpura? </text:p>
      <text:p text:style-name="P37">DICEÓPOLIS.-¿Qué negro tizón enciende de nuevo vuestra ira? ¿No me escucharéis? ¿No me escucharéis, ilustres ciudadanos de Acarnia? </text:p>
      <text:p text:style-name="P37">EL CORIFEO.-No te escucharemos. </text:p>
      <text:p text:style-name="P37">DICEÓPOLIS.-¿Y me trataréis tan indignamente? </text:p>
      <text:p text:style-name="P37">EL CORIFEO.-¡Que me muera si te escucho! </text:p>
      <text:p text:style-name="P37">DICEÓPOLIS.-Por favor, escuchadme acarnienses. </text:p>
      <text:p text:style-name="P37"><text:soft-page-break/>EL CORIFEO.-Sabe que vas a morir ahora. </text:p>
      <text:p text:style-name="P37">DICEÓPOLIS.-Puesto que lo queréis, también yo os enseñaré los dientes; también yo mataré a vuestros más queridos amigos; porque tengo rehenes vuestros y los degollaré sin piedad.</text:p>
      <text:p text:style-name="P37"/>
      <text:p text:style-name="P37"/>
      <text:p text:style-name="P37">EL CORIFEO.-Decidme, conciudadanos, ¿qué amenaza contra los acarnienses envuelven sus palabras? ¿Tendrá acaso encerrado a alguno de nuestros hijos? ¿Cómo se muestra tan atrevido. DICEÓPOLIS.-(Que vuelve con un saco de carbón y un cuchillo) Tirad, tirad si queréis; yo destrozaré a éste; así sabré pronto el cariño que le tenéis al carbón. </text:p>
      <text:p text:style-name="P37">EL CORIFEO.-¡Estamos perdidos! Ese saco es mi conciudadano. No realices, ¡ah!, no realices tu amenaza. </text:p>
      <text:p text:style-name="P37">DICEÓPOLIS.-Lo mataré; gritad cuanto queráis; no os escucharé. </text:p>
      <text:p text:style-name="P37">EL CORO.-¿Será posible que mates a ese pobre y fiel compañero, a ese buen amigo de los carboneros? </text:p>
      <text:p text:style-name="P37">DICEÓPOLIS.-¿Atendíais vosotros hace un instante a lo que yo os decía? </text:p>
      <text:p text:style-name="P37">EL CORO.-Dí, pues, lo que quieras de esos lacedemonios que te son tan queridos. Jamás abandonaré a ese buen pequeño saco. </text:p>
      <text:p text:style-name="P37">DICEÓPOLIS.-Dejad primero las piedras. </text:p>
      <text:p text:style-name="P37">EL CORO.-Ya están en el suelo; deja tú también la espada </text:p>
      <text:p text:style-name="P37">DICEÓPOLIS.-Sí; pero cuidado con esconder piedras en los mant<text:span text:style-name="T17">o</text:span>s. </text:p>
      <text:p text:style-name="P37">EL CORO.-Las hemos tirado todas. Mira como nos sacudimos, pero no pongas pretexto, deja la espada; ya Ves cómo sacudo mi manto al pasar de un lado a otro. . </text:p>
      <text:p text:style-name="P37"/>
      <text:p text:style-name="P39">DICEÓPOLIS.-Debíais de gritar todos a porfía. Si continuáis un poco más, hubierais Visto perecer los carbones del Parneto24 por la imprudencia de sus conciudadanos. A fe que este saco ha tenido un miedo terrible, pues me ha manchado de negro, como el calamar al Verse perseguido. Ya Veis cuán dañoso es ese Vuestro carácter intratable, que os arrastra en seguida a dar golpes y gritos y no os deja escuchar las equitativas proposiciones que sobre los lacedemonios pensaba haceros con la cabeza sobre un tajo; y cuenta que estimo la Vida como el que más. </text:p>
      <text:p text:style-name="P39">EL CORO.-¿Por qué no traes, hombre audaz, tu decantado tajo y dices sobre él esas cosas de tanta importancia? Tengo vivos deseos de saber lo que piensas. Pero ya que tú mismo te has comprometido, Venga el tajo y habla enseguida. </text:p>
      <text:p text:style-name="P37"/>
      <text:p text:style-name="P37">DICEÓPOLIS.-(Volviendo con un tajo) Está bien, mirad. Este es el tajo; el orador, éste, es decir, yo, así, pequeñito. No me cubriré con un escudo; pero diré de los lacedemonios lo que me parezca conveniente. Y no es que no tenga qué temer: conozco perfectamente el flaco de los campesinos, y sé que, con tal que un charlatán colme de elogios justos e injustos a ellos y a su ciudad, ya no caben en sí de gozo, ni Ven que les está Vendiendo. También conozco el carácter de los Viejos: sólo piensan en fulminar sentencias condenatorias. Y sé por experiencia propia lo que me hizo sufrir Cleón por mi comedia del año pasado25 haciéndome comparecer ante el Senado, calumniándome, acumulándome supuestos crímenes, tratando de confundirme con sus ultrajes y declamaciones y poniéndome en riesgo de morir, manchado por sus infames calumnias. Pero antes de mi discurso, permitidme que me Vista los andrajos de un hombre miserable, a fin de inspirar Vuestra piedad.</text:p>
      <text:p text:style-name="P37"/>
      <text:p text:style-name="P38">EL COMO.-¿Qué engaños estaS fraguan . ¿A qué tales dilaciones? Por mí, si quieres, ya puedes pedir a Hierónimo el casco tenebroso y erizado de Plutón y emplear después todas las astucias de Sísifo; pero el' negocio no admite demora </text:p>
      <text:p text:style-name="P38"/>
      <text:p text:style-name="P38"/>
      <text:p text:style-name="P38"/>
      <text:p text:style-name="P38"/>
      <text:p text:style-name="P38"><text:soft-page-break/>DICEÓPOLIS.-Ya es hora, de adoptar una resolución enérgica; no tengo más remedio que dirigirme a Eurípides. ( mando ala puerta de Eurípides.) ¡Esclavo! ¡Esclavo! </text:p>
      <text:p text:style-name="P38">EL ESCLAVO DE EURÍPIDES.-¿Quién Va? </text:p>
      <text:p text:style-name="P38">DICEÓPOLIS. ¡Está en casa Eurípides? </text:p>
      <text:p text:style-name="P38">EL ESCLAVO.-Está y no está, ¿lo entiendes? </text:p>
      <text:p text:style-name="P38">DICEÓPOLIS.-¿Cómo puede estar y no estar al mismo tiempo? </text:p>
      <text:p text:style-name="P38">EL ESCLAVO.-Muy fácilmente, abuelo. Su espíritu, que anda por fuera recogiendo Versitos, no está en casa; pero él está en casa, con las piernas en alto y componiendo una tragedia . DICEÓPOLIS.-¡Oh bienaventurado Eurípides! ¡Qué felicidad tener un criado que responda con tanta discreción! Dile que quiero Verle. </text:p>
      <text:p text:style-name="P38"/>
      <text:p text:style-name="P38">EL ESCLAVO.-Imposible. </text:p>
      <text:p text:style-name="P38">DICEÓPOLIS.-Sin embargo... yo no puedo marcharme. Llamaré a su puerta. ¡Eurípides, mi pequeño Euripides) Escúchame, si alguna Vez has escuchado a alguien. Soy yo, Diceópolis el de Cólides que deseo Verte. </text:p>
      <text:p text:style-name="P38">EURÍPIDES.-No tengo tiempo. </text:p>
      <text:p text:style-name="P38">DICEÓPOLIS.-Haz que te traigan aquí en la máquina de las mutaciones rápidas . </text:p>
      <text:p text:style-name="P38">EURÍPIDES.-Es imposible. </text:p>
      <text:p text:style-name="P38">DICEÓPOLIS.-Prueba, a Ver. </text:p>
      <text:p text:style-name="P38">EURÍPIDES.-Sea, haré que me lleven en la máquina porque no tengo tiempo de bajar. DICEÓPOLIS.-¡Euripides! </text:p>
      <text:p text:style-name="P38">EURÍPIDES.-¿Por qué gritas así? </text:p>
      <text:p text:style-name="P38">DICEÓPOLIS.-¡Ah, compones tus tragedias con laS piernas en alto, pudiéndolas hacer en tierra, como es debido! Ya no me asombra que sean cojos tus personajes ¿Qué miserables andrajos guardas</text:p>
      <text:p text:style-name="P38">ahí? Ya no me extraña que tus héroes sean mendigos. De rodillas te lo pido, Eurípides: dame los harapos de algún drama antiguo. Tengo que pronunciar ante el Coro un largo discurso, y si lo declamo mal, me va en ello la vida. </text:p>
      <text:p text:style-name="P38">EURÍPIDES.-¿Qué andrajos te daré? ¿Los que llevaba Eneo, anciano infeliz, al presentarse a la lucha? </text:p>
      <text:p text:style-name="P39">DICEÓPOLIS.-Los de Eneo, no; dame los de algún personaje aún más desgraciado. </text:p>
      <text:p text:style-name="P39">EURÍPIDES.-¿LoS del ciego Fénix? . </text:p>
      <text:p text:style-name="P38">DICEÓPOLIS.-Los de Fénix, no; aún hay otros más miserables que Fénix. </text:p>
      <text:p text:style-name="P38">EURÍPIDES.-¿Qué andrajos serán los que pide este hombre? ¿Quiéres los del mendigo Filóctetes?</text:p>
      <text:p text:style-name="P39">DICEÓPOLIS. No, no; los de otro héroe muchísimo más miserable. </text:p>
      <text:p text:style-name="P39"/>
      <text:p text:style-name="P39">EURÍPIDES.-¿Quieres aquel manto sucio que sacó el cojo Belerofonte?. </text:p>
      <text:p text:style-name="P38">DICEÓPOLIS.-No quiero el de Belerofonte, sino el de aquel que era cojo, mendigo, charlatán y maldiciente, todo a la vez. </text:p>
      <text:p text:style-name="P38">EURÍPIDES.-Ya sé quién dices: Telefo de Misia. </text:p>
      <text:p text:style-name="P38">DICEÓPOLIS.-Eso es, Telefo; por favor, préstame su vestido. </text:p>
      <text:p text:style-name="P38">EURÍPIDES.-Esclavo, dale los harapos de Telefo; están encima de los de Tiestes y entre los de Ino. Tómalos. </text:p>
      <text:p text:style-name="P38">DICEÓPOLIS.-¡Oh, Zeus, que todo lo ves con perspicaz mirada, permíteme cubrirme hoy con el vestido de la miseria! Eurípides, ya que me has concedido este favor, no me niegues los accesorios correspondiente a estos jirones. Aho- ra además el gorrillo.</text:p>
      <text:p text:style-name="P39">porque hoy "es preciso mostrar indigencia y ser quien soy sin tener la apariencia"36. Pero serlo no ¡ehl que los oyentes sí sepan quien soy, pero que éstos (por el Coro) se estén ahí hechos unos bobos para que les meta gato por liebre, que yo burle al Coro estúpido con mi palabrería. </text:p>
      <text:p text:style-name="P39"/>
      <text:p text:style-name="P39"/>
      <text:p text:style-name="P39"/>
      <text:p text:style-name="P39"/>
      <text:p text:style-name="P39"><text:soft-page-break/>EURÍPIDES.-Te lo daré; a tu sutil ingenio nada puede negarse. </text:p>
      <text:p text:style-name="P39">DICEÓPOLIS.-La bendición de los inmortales descienda sobre tí y tu Telefo. ¡Magnífico! Me siento henchido de bellas frases. Pero necesito también un bastón de mendigo. </text:p>
      <text:p text:style-name="P39">EURÍPIDES.-Toma y "retírate de estos pórticos de piedra". </text:p>
      <text:p text:style-name="P39">DICEÓPOLIS.-¿Ves, alma mía, cómo me despide, cuando aún me faltan tantas cosas para completar mi atavío? No hay que desistir; pidamos, supliquemos, porfiemos. Eurípides, dame un farolillo de mimbres ya medio quemado. </text:p>
      <text:p text:style-name="P39">EURÍPIDES.-Pero, desdichado, ¿para qué lo quieres? </text:p>
      <text:p text:style-name="P39">DICEÓPOLIS.-Para nada; pero quiero tenerlo.</text:p>
      <text:p text:style-name="P39">EURÍPIDES.-Eres excesivamente fastidioso. Aléjate de estos lares. </text:p>
      <text:p text:style-name="P39">DICEÓPOLIS.-!Ah!, los dioses te bendigan, como ya bendijeron a tu madre. </text:p>
      <text:p text:style-name="P39">EURÍPIDES.-¡Ea, vete¡ </text:p>
      <text:p text:style-name="P39">DICEÓPOLIS.-Aún no; dame también una jarrita desportillada. </text:p>
      <text:p text:style-name="P39">EURÍPIDES.-Toma y revienta de una vez; estás perturbando mi casa. </text:p>
      <text:p text:style-name="P39">DICEÓPOLIS.-No sabes, por Zeus, todo el mal que me causas. Ea, dulcísimo Eurípides, otra cosa tan sólo: dame un cántaro con un tapón de esponja. </text:p>
      <text:p text:style-name="P39">EURÍPIDES.-Hombre, te me llevas una tragedia entera. Toma y lárgate. </text:p>
      <text:p text:style-name="P39">DICEÓPOLIS.-Me marcho; mas ¿qué hago? Aún me falta una cosa, sin la cual estoy perdido. Oye dulcísimo Eurípides; si me das lo que te voy a pedir, me marcho para no volver. </text:p>
      <text:p text:style-name="P39">EURÍPIDES.-¡Me asesinas! Toma, ahí las tienes. Mis tragedias quedan reducidas a nada.</text:p>
      <text:p text:style-name="P39"/>
      <text:p text:style-name="P39">DICEÓPOLIS.-Basta, me retiro; soy demasiado importuno, "sin mirar que me hago odioso a los reyes". ¡Infeliz de mí, aún he olvidado lo principal! Dulcísimo, queridísimo Eurípides, permita Zeus que muera desastrosamente, si te pido otra cosa fuera de esta sola, de esta sola: dame un poco de aquel perifollo que vende tu madre. </text:p>
      <text:p text:style-name="P39">EURÍPIDES.-Ese hombre me insulta. Cierra la puerta. </text:p>
      <text:p text:style-name="P39">DICEÓPOLIS.-No tengo más remedio que presentarme sin el perifollo. (A sí mismo) ¿Sabes la lucha que vas a emprender atreviéndote a hablar en favor de los lacedemonios? Adelante, corazón mío; he aquí la línea enemiga. ¿Te detienes? ¿No estás empapado en el espíritu de Eurípides? ¡Valor! adelante, corazón angustiado; presenta sin miedo tu cabeza y dí cuanto, según tú, es la verdad. Atrévete, anda, acércate. Mi denuedo me regocija. </text:p>
      <text:p text:style-name="P39">EL CORO.-¿Qué hará? ¿Qué dirá? Sólo un hombre impudente y de férreo corazón se atrevería a exponer su cabeza contra toda la ciudad y a ponerse en contradicción con ella. Ya se presenta ese hombre intrépido. Ea, habla, pues tal es tu deseo. </text:p>
      <text:p text:style-name="P39"/>
      <text:p text:style-name="P39">DICEÓPOLIS.-No os ofendáis, señores espectadores, de que siendo un mendigo, me atreva a hablar de política en una comedia, pues también la comedia conoce lo que es justo. Yo os diré palabras amargas, pero verdaderas. No me acusará hoy Cleón de que hablo mal de la ciudad en presencia de los extranjeros; estamos solos; las fiestas se celebran en el Leneo; no hay extranjeros, ni han venido de las ciudades los pagadores de tributos, ni los aliados; estamos solos y limpios de toda paja, porque yo llamo paja de la ciudad a los metecos. Yo aborrezco, como el que más, a los lacedemonios; ojalá el mismo Poseidón, dios del Ténaro, reduzca a escombros su ciudad, pues también talaron mis viñas. Sin embargo, y esto lo digo porque sois amigos míos los que escucháis, ¿a qué creerles la causa de todos nuestros males? Algunos conciudadanos nuestros, no digo toda la República, notadlo bien, no digo toda la República, sino algunos hombres perdidos, falsos, sin honra ni pudor, y extraños a la ciudad, acusaron de contrabando a los megarenses. En cuanto veían un melón, o un lebratillo, o un cochinillo de leche, o un ajo, o un grano de sal, decían que eran de Megara, y los arrebataban y vendían inmediatamente. </text:p>
      <text:p text:style-name="P39"/>
      <text:p text:style-name="P39"/>
      <text:p text:style-name="P39"/>
      <text:p text:style-name="P39"><text:soft-page-break/>Todo esto no tenía grande importancia, ni trascendencia fuera de la ciudad; pero algunos mozuelos que se habían embriagado jugando al cótabo, fueron a Megara y robaron a la cortesana Simeta; los megarenses, irritados, se apoderaron en revancha de dos hetairas amigas de Aspasia, y por esto, por tres meretrices, la guerra se encendió en todos los pueblos griegos. Por esto Pericles el Olímpico tronó y relampagueó, conturbó toda la Hélade con sus discursos e hizo a robar una le , como dice la canción se prohibía a los megarenses permanecer en el territoro del Atica, en el- mercado, en el mar y en el continente. Pronto éstos, al verse acosados por el hambre, rogaron a los lacedemonios que interpusieran su influencia para que revocásemos el decreto motivado por las cortesanas. Nosotros desatendimos sus repetidas súplicas. Empezaba ya a oírse el entrechocar de los escudos. Alguno dirá: no convenía, ¿qué es pues, lo que convenía?. Si contra un lacedemonio se hubiera presentado la acusación de haber ido embarcado a Serifos y robado allí un perrillo, ¿hubiérais permanecido tranquilos en vuestras moradas? </text:p>
      <text:p text:style-name="P39"/>
      <text:p text:style-name="P39">Creo que no; enseguida hubiérais puesto en línea vuestras trescientas naves y nos hubieran ensordecido el rumor de los soldados, las voces de los electores de trierarcas y los gritos de los que venían a cobrar su paga; se hubieran dorado las estatuas de Palas; la multitud hubiera invadido los pórticos donde se distribuye el trigo, y la ciudad se hubiera llenado de odres, de correas para remos, de ristras de ajos, de aceitunas, de ristras de cebollas, de coronas, de sardinas, de tañedoras de flautas y de contusiones; el arsenal también se hubiera visto atestado de maderas para remos y atronado por el ruido de las clavijas, que se ajustan y por el de los remos sujetos a las clavijas por los gritos de los marineros y por los silbidos de las flautas y pitos, que los animan al trabajo. "Sé que hubiérais hecho esto"; pero ¿no pensamos en Telefo? "Nos falta el sentido común?"</text:p>
      <text:p text:style-name="P39"/>
      <text:p text:style-name="P39"><text:s/>EL PRIMER SEMICORO.-iPerdulario, infame, mendigo harapiento) ¿Cómo te atreves a decirnos eso y a echarnos en cara que hemos sido unos sicofantes? </text:p>
      <text:p text:style-name="P39">EL SEGUNDO SEMICORO.-Tiene razón. Por Poseidón, cuanto ha dicho es la pura verdad.</text:p>
      <text:p text:style-name="P39">EL PRIMER SEMICORO.-Y aunque sea verdad, no tenía porqué decirlo. Le costará caro su atrevimiento. </text:p>
      <text:p text:style-name="P39">EL SEGUNDO SEMICORO.-iEh, tú¡, ¿adónde vas? Detente. Si tocas a ese hombre, tendrás que habértelas conmigo. </text:p>
      <text:p text:style-name="P39">EL PRIMER SEMICORO.-¡ Oh, Lámaco de fulminante mirada, socórrenos; presentate, amigo Lámaco, ciudadano de mi tribu; preséntate y atérralos con tu terrible penacho y tu reluciente escudo con la Gorgona! Generales y capitanes: acudid todos en mi auxilio. Me tienen agarrado por medio del Cuerpo. </text:p>
      <text:p text:style-name="P39">LÁMACO.-(Saliendo de su casa en traje de campaña) ¿Qué significan esos gritos de guerra? ¿Adónde es menester prestar mi auxilio y armar alborotos? ¿Quién me obliga a sacar de su caja mi terrible Gorgona?. </text:p>
      <text:p text:style-name="P39">DICEÓPOLIS.-¡ Oh, Lámaco, héroe sin rival en penachos y batallones) </text:p>
      <text:p text:style-name="P39">CORO.-¡ Oh, Lámaco; este hombre no cesa, horas y horas, de ultrajar a toda la ciudad.</text:p>
      <text:p text:style-name="P39">LÁMACO.-¿Tú, vil mendigo, te atreves a tanto? </text:p>
      <text:p text:style-name="P39">DICEÓPOLIS.-Heroico Lámaco, perdona que un mendigo, por empeñarse en hablar, haya dicho algunas necedades. </text:p>
      <text:p text:style-name="P39">LÁMACO.-¿Qué has dicho contra nosotros? Habla. </text:p>
      <text:p text:style-name="P39">DICEÓPOLIS.-Ya no lo recuerdo; tu armadura me acoquina; por piedad aparta de mi vista ese espantajo de tu escudo. </text:p>
      <text:p text:style-name="P39">LÁMACO.-Sea. </text:p>
      <text:p text:style-name="P39">DICEÓPOLIS.-Déjalo ahora cara al suelo. </text:p>
      <text:p text:style-name="P39">LÁMACO. Ya está. </text:p>
      <text:p text:style-name="P39">DICEÓPOLIS.-Dame ahora una pluma de tu casco. </text:p>
      <text:p text:style-name="P39">LÁMACO.-Toma la pluma. </text:p>
      <text:p text:style-name="P39">DICEÓPOLIS.-(Introduciéndose la pluma en la boca como para provocarse vómitos).-Sostenme ahora la cabeza para que vomite; tu penacho me da náuseas. </text:p>
      <text:p text:style-name="P39"><text:soft-page-break/>LÁMACO.-¿Qué intentas? ¿Quiéres provocar el vómito con esa pluma?</text:p>
      <text:p text:style-name="P39">DICEÓPOLIS.-¡Ah!, ¿es una pluma? Y dime, ¿de qué pájaro? ¿Acaso es una pluma </text:p>
      <text:p text:style-name="P38"/>
      <text:p text:style-name="P19"/>
      <text:p text:style-name="P29"><text:span text:style-name="T4">LECTURA </text:span><text:span text:style-name="T7">3</text:span><text:span text:style-name="T4">- </text:span><text:span text:style-name="T6">Tirteo <text:s/>– </text:span><text:span text:style-name="T10">Arístofenes <text:s/>– Los acarnienses </text:span><text:span text:style-name="T4">(Fragmento </text:span><text:span text:style-name="T11">3</text:span><text:span text:style-name="T4">)</text:span></text:p>
      <text:p text:style-name="P6">Literatura Antigua </text:p>
      <text:p text:style-name="P5"/>
      <text:p text:style-name="P3"/>
      <text:p text:style-name="P44">LÁMACO.-¡Me las vas a pagar)</text:p>
      <text:p text:style-name="P44">DICEÓPOLIS.-De ningún modo, Lámaco; esto no se decide por la fuerza; ya que</text:p>
      <text:p text:style-name="P44">tanta fuerza tienes, ¿por qué no me circuncidas? Armas no te faltan.</text:p>
      <text:p text:style-name="P44">LÁMACO.-¿Así te insolentas con todo un general, vil mendigo?</text:p>
      <text:p text:style-name="P44">DICEÓPOLIS.-¿Yo, un mendigo?</text:p>
      <text:p text:style-name="P44">LÁMACO.-Pues ¿quién eres?</text:p>
      <text:p text:style-name="P44">DICEÓPOLIS.-¿Quién soy? Un buen ciudadano, exento de ambición, y, desde que</text:p>
      <text:p text:style-name="P44">hay guerra, un soldado voluntario; mientras que tú, desde que hay guerra, eres un soldado</text:p>
      <text:p text:style-name="P44">mercenario.</text:p>
      <text:p text:style-name="P44">LÁMACO.-Fuí elegido por los votos de...</text:p>
      <text:p text:style-name="P44">DICEÓPOLIS.-Tres petates. Eso es lo que me ha indignado y movido a pactar esta</text:p>
      <text:p text:style-name="P44">tregua, no menos que el ver en las filas a hombres encanecidos, mientras otros jóvenes</text:p>
      <text:p text:style-name="P44">como tú, escurriendo el bulto, se iban con embajadas, unos a Tracia, ganándose tres</text:p>
      <text:p text:style-name="P44">dracmas, como los Tisamenes, los Fenipos y los Hipárquidas, todos a cual peores; otros,</text:p>
      <text:p text:style-name="P44">con Cáres, a la Caonia, como los Géres y Teodoros, y los dio meos, tan pagados de sí</text:p>
      <text:p text:style-name="P44">mismos; otros a Camarina, Gela y Catágela</text:p>
      <text:p text:style-name="P44">.</text:p>
      <text:p text:style-name="P44">LÁMACO.-Fueron elegidos por el sufragio popular.</text:p>
      <text:p text:style-name="P44">DICEÓPOLIS.-Entonces, ¿por qué todas las recompensas son para vosotros y para</text:p>
      <text:p text:style-name="P44">éstos (señalando el Coro) ninguna?</text:p>
      <text:p text:style-name="P44">Di, Marílades, tú que tienes la cabeza encanecida por la edad, ¿has ido alguna vez de</text:p>
      <text:p text:style-name="P44">embajada? Dice que no, y sin embargo, es prudente y laborioso. Y vosotros, Dracilo,</text:p>
      <text:p text:style-name="P44">Eufórides y Prínides ¿conocéis a Ecbatana o la Caonia? Tampoco. Sin embargo, las han</text:p>
      <text:p text:style-name="P44">visitado el hijo de Cesira y Lámaco, de quienes, por no poder pagar su escote ni sus</text:p>
      <text:p text:style-name="P44">deudas, decían hace poco sus amigos: "!Agua va!", como los que al anochecer vierten por</text:p>
      <text:p text:style-name="P44">las ventanas el líquido con que se han lavado los pies.</text:p>
      <text:p text:style-name="P44">LÁMACO.-¡Pueblo insolente! ¿Habrá que tolerar tales insultos?</text:p>
      <text:p text:style-name="P44">DICEÓPOLIS.-No; si Lámaco no cobrase sueldo.</text:p>
      <text:p text:style-name="P42"><text:span text:style-name="T19">LÁMACO.-Pues yo haré siempre la guerra a todos los peloponesios, los hostilizaré </text:span>cuanto pueda, y les perseguiré con todas mis fuerzas terrestres y marítimas. </text:p>
      <text:p text:style-name="P42">DICEÓPOLIS.-Pues yo les declaro a todos los peloponesios, megarenses y beocios, que pueden acudir a comprar y vender en mi mercado; sólo exceptúo a Lámaco. (Queda solo el Coro). </text:p>
      <text:p text:style-name="P42">EL CORIFEO.-Este hombre ha ganado su proceso. El pueblo, convencido, cambia de sentimientos acerca de la tregua. Quitémonos los mantos y vamos a los anapestos. Desde que nuestro poeta dirige los coros cómicos nunca se ha presentado a hacer su propio panegírico; pero hoy, que ante los atenienses, tan precipitados en sus decisiones, sus enemigos le acusan falsamente de que se burla de la República e insulta al pueblo, preciso le es justificarse con sus volubles conciudadanos. El poeta pretende haberos hecho mucho bien, impidiendo que os dejéis sorprender por las palabras de los extranjeros y que os embauquen los aduladores y seáis unos chorlitos. Antes, los diputados de las ciudades, cuando os querían engañar, empezaban por llamaros: "Coronados de violetas", y al oír la palabra coronas, era de ver cómo no cabíais ya en vuestros asientos. </text:p>
      <text:p text:style-name="P42"/>
      <text:p text:style-name="P42">Si otro adulándoos, decía: "La espléndida Atenas", conseguía al punto cuanto deseaba, por haberos untado los labios con el elogio, como si fuéseis anchoas. Desengañándoos, pues, os ha prestado el poeta eminentes servicios y ha difundido por las ciudades aliadas el régimen democrático. Por eso los pagadores de tributos de esas mismas ciudades acudirán deseosos de conocer al excelente poeta que no ha temido decir la verdad a los atenienses. La fama de su atrevimiento ha llegado tan lejos, que el Gran Rey, interrogando a la embajada de los lacedemoníos, preguntó primero cuál era la <text:soft-page-break/>armada más poderosa, y, después, cuáles eran los más atacados por nuestro vate, y les aseguró que sería más feliz y conseguiría señaladísimas victorias la República que siguiese sus consejos. Por eso los lacedemoníos os brindan con la paz y reclaman a Egína; no porque den gran importancia a aquella isla, sino por despojar de sus bienes al poeta; pero vosotros no le abandonéis; en sus comedías brillará siempre la justicia, y abogará siempre por vuestra felicidad, no con adulaciones ni vanas promesas, fraudes, bajezas ni intrigas, sino dándoos buenos consejos y proponíéndoos lo que sea mejor. Después de esto, ya puede Cleón urdir y maquinar contra mí cuanto se le antoje. La honradez y la justicia estarán de mi lado, y nunca la República verá en mí. como en él, un cobarde e inmundo invertido. </text:p>
      <text:p text:style-name="P42"/>
      <text:p text:style-name="P42">EL PRIMER SEMICORO.-¡Ven, infatigable Musa acarniense, brillante y devoradora como el fuego! Semejante a la chispa que, sostenida por un suave viento, salta de los tizones de encina mientras unos asan sobre ellos sabrosos pececillos y otros preparan la salmuera fresca de Tasos o amasan la blanca harina. ¡Ven, Musa, impetuosa, intencionada y agreste, y presta inspiración a tu conciudadano! </text:p>
      <text:p text:style-name="P42"/>
      <text:p text:style-name="P42">EL JEFE DEL PRIMER SEMICORO.-Nosotros, decrépitos ancianos, acusamos a la ciudad. Vemos desamparada nuestra vejez, sin que se nos alimente en recompensa digna de los méritos que contrajimos en las batallas navales; en cambio, sufrimos mil vejámenes; nos enredáis en litigiosas contiendas y luego permitís que sirvamos de juguete a oradores jovenzuelos; ya nada somos: mudos e inservibles, como flautas rajadas, un bastón es nuestro único apoyo, o nuestro Poseidón, por decirlo así. En píe ante el Tribunal, balbuciendo algunas palabras inconexas, sólo vemos de la justicia la bruma que la rodea, mientras el abogado contrario, deseando captarse las simpatías de la juventud, lanza sobre el demandado un diluvio de palabras precisas y seguras, y luego de haberlo rendido le interroga, le dirige preguntas insidiosas y le turba, le aflige y despedaza, como le sucedió al anciano Titón. El pobre calla; se retira castigado con una pena pecuniaria; llora y solloza, y dice a sus amigos: "El dinero con que pensaba comprar mi ataúd, tengo que darlo para pagar esta multa." </text:p>
      <text:p text:style-name="P42"/>
      <text:p text:style-name="P42">EL SEGUNDO SEMICORO.-¡Es justo arruinar de ese modo a un anciano, a un hombre encanecido, que sobrellevó con sus comañeros tantas fatigas, que vertió por la República sudores ardientes, varoniles y copiosos, y que en Maratón peleó como un héroe? Nosotros, que de jóvenes perseguimos en Maratón a los enemigos, somos ahora perseguidos por hombres malvados y que al fin tendrán su merecido. ¿Qué responderá a esto Marpsias? ¿Es justo que un hombre encorvado por la edad, como Tucídides, si se hubiera perdido en los desiertos de Escitia, sucumba en sus litigios con Cefisodemo, abogado locuaz? Os aseguro que sentí la más viva compasión y hasta lloré, viendo maltratado por un arquero a ese anciano, a Tucídides digo, que, por Deméter, cuando estaba en la plenitud de sus fuerzas, no hubiera tolerado fácilmente que se le atravesara nadie, ni aún la misma Deméter, pues primero hubiera derribado a diez Evatlos, y luego aterrado con sus gritos a los tres mil arqueros, y matado con sus flechas a toda la parentela de ese mercenario. Mas ya que no queréis dejar descansar a los viejos, decretad, el menos, la división de las causas: que el viejo desdentado litigue contra los viejos; y un charlatán invertido como el hijo de Clínias contra los jóvenes. Es necesario, no lo niego, perseguir a los malvados; pero en todos los procesos sea el anciano quien condene al anciano, y el joven al joven.</text:p>
      <text:p text:style-name="P42"/>
      <text:p text:style-name="P43">Un mercado organizado por Diceópolis </text:p>
      <text:p text:style-name="P43">DICEÓPOLIS.-(Saliendo y marcando los límites de un recuadro con ayuda de una cuerda).-Estos son los límites de mi mercado. Todos los peloponesios, megarenses y beocios pueden concurrir a él, con la condición de que me vendan a mí sus mercancías y no a Lámaco. Nombro agoránomos de mi mercado, elegidos a suerte, estos tres zurriagos del Lepreo. Que no entre aquí ningún delator ni ningún habitante de Fásos. Voy a traer la columna sobre la cual está escrito el tratado, para colocarla a la vista de todos. (Entra un megarense con dos muchachas.) </text:p>
      <text:p text:style-name="P43"/>
      <text:p text:style-name="P43"><text:soft-page-break/>EL MEGARENSE.-¡Mercado de Atenas, grato a los megarenses, salud! Juro por Zeus, protector de la amistad, que deseaba verte como el hijo a su madre. Hijas desdichadas de un padre infortunado, mirad si encontráis alguna torta. Escuchadme, por favor, y hagan eco mis palabras en vuestro famélico vientre. ¿Qué preferís? ¿Ser vendidas o morir de hambre?</text:p>
      <text:p text:style-name="P43"/>
      <text:p text:style-name="P43">LAS MUCHACHAS.-¡Ser vendidas! ¡Ser vendidas! </text:p>
      <text:p text:style-name="P43">EL MEGARENSE.-También me parece lo mejor. Pero ¿habrá algún necio que os compre siendo una carga manifiesta? Aunque se me ocurre un ardid digno de Megara. Os voy a disfrazar de cerditos y diré que os traigo al mercado. Poneos estas pezuñas y procurad parecer de buena casta, pues si volvéis a casa ya sabéis, por tonante Zeus, que sufriréis los horrores del hambre. Ea, colocaos estos hocicos de cerdo y meteos en este serón. Procurad gruñir bien, gritando como los cerdos que van a ser sacrificados a Deméter. Yo voy a llamar a Diceópolis. ¡Diceópolis! ¿Quiéres comprar cerditos? </text:p>
      <text:p text:style-name="P43">DICEÓPOLIS.-¿Qué es esto? ¡Un megarense! </text:p>
      <text:p text:style-name="P43">EL MEGARENSE.-Venimos al mercado. </text:p>
      <text:p text:style-name="P43">DICEÓPOLIS.-¿Cómo lo pasáis por allá? </text:p>
      <text:p text:style-name="P43">EL MEGARENSE.-Sentados siempre junto al fuego y muertos de hambre. </text:p>
      <text:p text:style-name="P43">DICEÓPOLIS.-Por Zeus, que debe ser muy agradable, teniendo al lado una flautista. ¿Y qué más hacéis los megarenses? </text:p>
      <text:p text:style-name="P43">EL MEGARENSE.-Hacemos lo que podemos. Cuando yo salí para venir al mercado, nuestras autoridades dictaban las medidas adecuadas para que la ciudad se arruine lo antes posible.</text:p>
      <text:p text:style-name="P43"/>
      <text:p text:style-name="P43">DICEÓPOLIS.-Es el mejor sistema para resolver vuestras dificultades de una vez para siempre. </text:p>
      <text:p text:style-name="P43">EL MEGARENSE.-Así es. </text:p>
      <text:p text:style-name="P43">DICEÓPOLIS.-¿Qué más ocurre en Megara? ¿Qué precio tiene el trigo? </text:p>
      <text:p text:style-name="P43">EL MEGARENSE.-Alcanza tanta estimación y precio como los dioses. </text:p>
      <text:p text:style-name="P43">DICEÓPOLIS.-¿Traes sal? </text:p>
      <text:p text:style-name="P43">EL MEGARENSE.-¿Cómo, si os habéis apoderado de todas nuestras salinas. </text:p>
      <text:p text:style-name="P43">DICEÓPOLIS.-¿Y ajos? . </text:p>
      <text:p text:style-name="P43">EL MEGARENSE.-¿Qué ajos? Si siempre que invadís nuestras tierras arrancáis todas las plantas como si fuéseis ratones de campo.</text:p>
      <text:p text:style-name="P43"/>
      <text:p text:style-name="P43">DICEÓPOLIS.-¿Qué traes, pues? </text:p>
      <text:p text:style-name="P43">EL MEGARENSE.-Traigo estos cerditos, para los sacrificios . </text:p>
      <text:p text:style-name="P43">DICESPOLIS.-¡Ah, muy bien! ¿A verlos? </text:p>
      <text:p text:style-name="P43">EL MEGARENSE.-¡ Mira éste qué hermoso! Tómalo a peso si quieres. ¡Qué gordo y hermoso es este! </text:p>
      <text:p text:style-name="P43">DICEÓPOLIS.-Y éste ¿qué es? </text:p>
      <text:p text:style-name="P43">EL MEGARENSE.-¿No le ves? Otro gorrino. </text:p>
      <text:p text:style-name="P43">DICEÓPOLIS.-¿Qué dices ahí? ¿De dónde? </text:p>
      <text:p text:style-name="P43">EL MEGARENSE.-No es un hermoso cerdito? </text:p>
      <text:p text:style-name="P43">DICEÓPOLIS.-A mí no me lo parece.</text:p>
      <text:p text:style-name="P43">EL MEGARENSE.-¿Que no? ¡Tu incredulidad es asombrosa! ¡Decir que no es un cerdito! Apostemos si quieres, un celemín de sal mezclada con tomillo a que esto es lo que los griegos llaman un cerdito. </text:p>
      <text:p text:style-name="P43">DICEÓPOLIS.-Si; un cerdito de los que pertenecen a la especie humana. </text:p>
      <text:p text:style-name="P43">EL MEGARENSE.-Si, por Diócles, puesto que me pertenecen ¿A quién crees tú que pertenecen? ¿Quieres oír como gruñen?</text:p>
      <text:p text:style-name="P43"><text:s/>DICEÓPOLIS. Bueno; no hay inconveniente. </text:p>
      <text:p text:style-name="P43">EL MEGARENSE.-Gruñe pronto, cochinillo. ¿A qué te callas, desdichado? Te volveré a casa, por Hermes. UNA MUCHACHA.-Crrr... Crrr... </text:p>
      <text:p text:style-name="P43">EL MEGARENSE.-¿ES o no un cerdito? </text:p>
      <text:p text:style-name="P43"><text:soft-page-break/>DICEÓPOLIS.-Ahora lo parece; pero bien alimentado estará mejor. </text:p>
      <text:p text:style-name="P43">EL MEGARENSE.-Dentro de cinco años, te lo aseguro será como su madre. </text:p>
      <text:p text:style-name="P43">DICEÓPOLIS.-Pero tal como está no sirve para el sacrificio. </text:p>
      <text:p text:style-name="P43">EL MEGARENSE.-¿Y por qué?</text:p>
      <text:p text:style-name="P43">DICEÓPOLIS.-Porque no tiene cola . </text:p>
      <text:p text:style-name="P43">EL MEGARENSE.-Aún es muy joven; cuando crezca tendrá una cola grande, gorda y colorada. Pero si es para criarlo aquí tienes al otro, que es muy hermoso. </text:p>
      <text:p text:style-name="P43">DICEÓPOLIS.-Se parecen como hermanos o, mejor dicho, como hermanas. </text:p>
      <text:p text:style-name="P43">EL MEGARENSE.-Las dos son hijas del mismo padre y de la misma madre. Cuando se engorde y se cubra de pelos será la mejor víctima que pueda ofrecerse a Afrodita. </text:p>
      <text:p text:style-name="P43">DICEÓPOLIS.-A Afrodita no se le sacrifican cerditos. </text:p>
      <text:p text:style-name="P43">EL MEGARENSE.-Que no se le sacrifican cerditos o cerditas a Afrodita? Precisamente es la única diosa a quien le agradan. La carne de estos animales es riquísima, sobre todo cuando se la clava en el asador. DICEÖPOLIS.-¿Ya no necesitan mamar de la madre? </text:p>
      <text:p text:style-name="P43"/>
      <text:p text:style-name="P43">EL MEGARENSE.-Ni del padre, por Poseidón. </text:p>
      <text:p text:style-name="P43">DICEÓPOLIS.-¿Qué come ésta de preferencia? </text:p>
      <text:p text:style-name="P43">EL MEGARENSE.-Lo que le des. Puedes preguntárselo a ella misma. </text:p>
      <text:p text:style-name="P43">DICEÓPOLIS.-iGorrin! ¡Gorrin! </text:p>
      <text:p text:style-name="P43">LAS MUCHACHAS.-Crrr... Crrr... </text:p>
      <text:p text:style-name="P43">DICEÓPOLIS.-¿Os gustarán los garbanzos? </text:p>
      <text:p text:style-name="P43">LAS MUCHACHAS.-Crrr... Crrr... </text:p>
      <text:p text:style-name="P43">DICEÓPOLIS. ¿Y los higos? ¿Te gustan los higos de Fibalis?</text:p>
      <text:p text:style-name="P43"><text:s/>LA PRIMERA MUCHACHA.-Crrr... Crrr... </text:p>
      <text:p text:style-name="P43">DICEÓPOLIS.-¿Y tú, también comerás higos? </text:p>
      <text:p text:style-name="P43">LA SEGUNDA MUCHACHA.-Crrr... Crrr... </text:p>
      <text:p text:style-name="P43">DICEÓPOLIS.-iCómo ha gruñido por los higos! Traedle algunos y vamos a ver si los come. ¡Sopla! ¡Con qué afán los devoran, Heracles venerado! Parece que son de Tracia57 . Pero es imposible que se hayan comido todos los higos. </text:p>
      <text:p text:style-name="P43">EL MEGARENSE.-Todos, menos uno que he cogido yo. </text:p>
      <text:p text:style-name="P43">DICEÓPOLIS.-A fe mía que es una bonita pareja. ¿Por cuánto me la vendes? </text:p>
      <text:p text:style-name="P43">EL MEGARENSE.-Este, por una ristra de ajos, y el otro, si te gusta, por un quénice58 de sal. DICEÓPOLIS.-Trato hecho. Espérame aquí. </text:p>
      <text:p text:style-name="P43">EL MEGARENSE.-¡ La cosa marcha! Hermes, protector del comercio: concédeme que pueda vender lo mismo a mi mujer y a mi madre.</text:p>
      <text:p text:style-name="P43"/>
      <text:p text:style-name="P43">UN SICOFANTE.-¡ Buen hombre! ¿De dónde eres? </text:p>
      <text:p text:style-name="P43">EL MEGARENSE.-Soy un megarense, vendedor de cerdos. </text:p>
      <text:p text:style-name="P43">EL SICOFANTE.-Pues yo denuncio como enemigos a tus lechoncillos y a tí. </text:p>
      <text:p text:style-name="P43">EL MEGARENSE.-¡Vaya! ¡Aquí tenemos otra vez a la fuente de todos nuestros males! </text:p>
      <text:p text:style-name="P43">EL SICOFANTE.-Te arrepentirás de haber venido. Deja pronto ese serón. </text:p>
      <text:p text:style-name="P43">EL MEGARENSE.-(Gritando) ¡Diceópolis! ¡Diceópolis!! Que me denuncia un no sé quien... DICEÓPOLIS.-¿Quién te denuncia# Agorámonos, ¿por qué no arrojáis del mercado a los delatores? - ¿Cómo quieres alumbrarnos sin linterna? . </text:p>
      <text:p text:style-name="P43">EL SICOFANTE.-¿No tengo el derecho de denunciar a los traidores? </text:p>
      <text:p text:style-name="P43">DICEÓPOLIS.-Pero será a costa de tu pellejo, si no te largas a otro sitio con tus delaciones. </text:p>
      <text:p text:style-name="P43">EL MEGARENSE.-¡Qué peste para Atenas! </text:p>
      <text:p text:style-name="P43">DICEÓPOLIS.-Tranquilízate megarense; aquí tienes el precio de tus lechoncillos; toma los ajos y la sal. Adiós y buena suerte. </text:p>
      <text:p text:style-name="P43">EL MEGARENSE.-Ya no es costumbre tener buena suerte entre nosotros.</text:p>
      <text:p text:style-name="P43"><text:s/>DICEÓPOLIS.-Cierto, he dicho una tontería. ¡Que la culpa recaiga sobre mí! </text:p>
      <text:p text:style-name="P43"><text:soft-page-break/>EL MEGARENSE.-Id, lechoncillos míos, y, a ver si lejos de vuestro padre, hay quien os dé de comer tortas con sal. CORO.-Este hombre (por Diceópolis) es muy feliz. ¿No has oído cuán provechosa le ha sido su determinación? Se gana la vida sentado tranquilamente en su mercado, y si se presenta Cresias o algún otro delator, les tratará como merecen. Nadie te engañará en la compra de comestibles; Prépis no restregará contra tí sus posaderas de invertido; Cleónimo no te dará empellones; cruzarás por entre la multitud vestido de fiesta sin temor de que te salga al encuentro el pleitista Hipérbolo, ni de que, al pasear por el mercado, se te acerque Cratino, pelado a la manera de los libertinos, o aquel canallesco Artemon, en cuyas axilas se esconden chivos apestados. Tampoco se burlarán de tí en el Agora ni el granuja Pauson ni Lisístrato61, oprobio de los colarginenses; ése, que impregnado de todos los vicios, como el paño en la púrpura que le tiñe, padece hambre y frío más de treinta días al mes. </text:p>
      <text:p text:style-name="P43">UN TEBANO.-(Que entra seguido de un criado.)-¡Por Heracles! ¡Cómo me duele el hombro! - Isménico, descarga con cuidado el poleo; y vosotros, flautistas tebanos, soplad con vuestras flautas de hueso por el agujero mayor de esa piel de perro . </text:p>
      <text:p text:style-name="P43">DICEÓPOLIS.-¡Callad, malditos! ¿Si habrán echado raíces en mi puerta semejantes moscones? ¿De dónde vendrán esos discordantes flautistas, dignos discípulos de Quéris? </text:p>
      <text:p text:style-name="P43">EL TEBANO.-Por lolao63, ¡con qué placer les vería irse al infierno! Desde Tebas vienen soplando detrás de mí, y me han arrancado todas las flores del poleo. Extranjero, ¿quieres comprarme aves o saltamontes? </text:p>
      <text:p text:style-name="P43">DICEÓPOLIS.-Salud, pequeño beocio, devorador de canecillos. ¿Qué traes?</text:p>
      <text:p text:style-name="P43"><text:s/>EL TEBANO.-Cuanto de bueno hay en Beocia: orégano, poleo, esterillas, mechas para lámparas, ánades, grajos, francolines, pollas de agua, reyezuelos, mergos…</text:p>
      <text:p text:style-name="P43"/>
      <text:p text:style-name="P43">DICEÓPOLIS.-De modo que entras en el mercado como el huracán que abate las aves contra el suelo. </text:p>
      <text:p text:style-name="P43">EL TEBANO.-También traigo gansos, liebres, zorras, topos, erizos, gatos, píctidas, nutrias, anguilas del Cópais… </text:p>
      <text:p text:style-name="P43">DICEÓPOLIS.-¡Oh, qué deliciosísimo bocado acabas de nombrar! Si traes anguilas, déjame que las salude. </text:p>
      <text:p text:style-name="P43">EL TEBANO.-Sal, tú, la mayor de las cincuenta vírgenes Copaidas, a regocijar con tu presencia a este extranjero.</text:p>
      <text:p text:style-name="P43">DICEÓPOLIS.-¡Querida mía, por tanto tiempo deseada, al fin has venido a satisfacer.</text:p>
      <text:p text:style-name="P43">los deseos de los coros cómicos y los del mismo Moricos! Esclavos, traedme el fuego y el aventador. Mirad, muchachos, esta hermosa anguila, que al fin viene a visitarnos después de seis años de espera. Saludadla, hijos míos. Llevadla adentro. Como te guisen con acelgas ni aún la muerte podrá separarme de tí. </text:p>
      <text:p text:style-name="P43">EL TEBANO.-¿Y cuánto me vas a pagar por ella? </text:p>
      <text:p text:style-name="P43">DICEÓPOLIS.-Esta me la darás por derechos de entrada. ¿Quieres vender alguna otra cosa? </text:p>
      <text:p text:style-name="P43">EL TEBANO.-Claro que sí; quiero venderlo todo. </text:p>
      <text:p text:style-name="P43">DICEÓPOLIS.-Vamos a ver: ¿cuánto pides? ¿O prefieres cambiar por otras tus mercancías.? </text:p>
      <text:p text:style-name="P43">EL TEBANO.-Conforme, me llevaré a Atenas lo que no hay en Beocia. </text:p>
      <text:p text:style-name="P43"/>
      <text:p text:style-name="P43">DICEÓPOLIS.-Entonces querrás anchoas del Falero y cacharros. </text:p>
      <text:p text:style-name="P43">EL TEBANO.-¿Anchoas y cacharros? De sobra los tenemos. Sólo quiero llevarme cosas que no hay allí y aquí se encuentran en abundancia. </text:p>
      <text:p text:style-name="P43">DICEÓPOLIS.-Ahora comprendo; llévate un delator bien empaquetado, como si fuese una vasija. EL TEBANO.-¡Por los Dioscuros! Ese sí que sería un negocio rendondo: cargar con un mico lleno de malicias. DICEÓPOLIS.-Muy oportunamente llega Nicarco a delatar a alguno. </text:p>
      <text:p text:style-name="P43">EL TEBANO.-Muy chiquito de talla es ese. </text:p>
      <text:p text:style-name="P43">DICEÓPOLIS.-Si; pero todo veneno. </text:p>
      <text:p text:style-name="P43"/>
      <text:p text:style-name="P43"/>
      <text:p text:style-name="P43"><text:soft-page-break/>NICARCO.-¿De quién son estas mercancías? </text:p>
      <text:p text:style-name="P43">EL TEBANO.-Mías; y juro por Zeus que las traigo de Beocia. </text:p>
      <text:p text:style-name="P43">NICARCO.-Pues bien, yo las denuncio como mercancías procedentes del enemigo. </text:p>
      <text:p text:style-name="P43">EL TEBANO.-¿Qué furia te mueve a declarar la guerra a las aves? </text:p>
      <text:p text:style-name="P43">NICARCO.-Y también te denunciaré a tí. </text:p>
      <text:p text:style-name="P43">EL TEBANO.-Pero, ¿qué daño te he hecho yo? </text:p>
      <text:p text:style-name="P43">NICARCO.-Te lo diré en atención al público: traes mechas del país enemigo. </text:p>
      <text:p text:style-name="P43">EL TEBANO.-¿Eres por tanto, un denunciador de mechas? </text:p>
      <text:p text:style-name="P43">NICARCO.-Una sola puede prenderle fuego al arsenal marítimo.</text:p>
      <text:p text:style-name="P15"><text:span text:style-name="T4">LECTURA </text:span><text:span text:style-name="T5">4</text:span><text:span text:style-name="T4">- </text:span><text:span text:style-name="T12">Arístofenes</text:span><text:span text:style-name="T8"> - </text:span><text:span text:style-name="T12">Los caballeros</text:span><text:span text:style-name="T9">(fragmento 1)</text:span></text:p>
      <text:p text:style-name="P9">Literatura Antigua </text:p>
      <text:p text:style-name="P16"/>
      <text:p text:style-name="P17">PRIMER SERVIDOR.-(Llevando la máscara del general Demóstenes) ¡Qué calamidad ¡Qué los dioses confundan a ese Paflagonio1 y a sus malditos consejos! Desde que, en n vi hora, se introdujo en esta casa2 , no cesa de apalear a los criados. </text:p>
      <text:p text:style-name="P17">SEGUNDO SERVIDOR.-(Llevando la máscara del general Nicias).-Asi perezca él y toda la ralea de ese puerco calumniador. </text:p>
      <text:p text:style-name="P17">PRIMER SERVIDOR.-¿Cómo te va, pobre amigo mío? </text:p>
      <text:p text:style-name="P17">SEGUNDO SERVIDOR.-Mal, lo mismo que a ti. </text:p>
      <text:p text:style-name="P17">PRIMER SERVIDOR. Pues ven acá: mezclemos nuestros gemidos, imitando los gemebundos cantos de Olimpo3 . Los DOS SERVIDORES.-Mumu, mumu, mumu, mumu... PRIMER SERVIDOR.-¿De qué sirve gemir? ¿No sería mejor buscar otro medio de aliviar nuestra suerte, y dejarnos de llantos? S</text:p>
      <text:p text:style-name="P17">EGUNDO SERVIDOR.-¿Pero qué medio? </text:p>
      <text:p text:style-name="P17">PRIMER SERVIDOR.-Dilo tú. </text:p>
      <text:p text:style-name="P17">SEGUNDO SERVIDOR.-No; habla tú; es un honor que te corresponde. </text:p>
      <text:p text:style-name="P17">PRIMER SERVIDOR.-No; por Apolo, has de ser tú el que propongas. No vaciles. Después te diré lo que pienso. </text:p>
      <text:p text:style-name="P17">SEGUNDO SERVIDOR.-NO me atrevo. ¿Cómo lo haría para decirlo con la sutileza de Eurípides? "Ojalá me dijeses lo que debo decirte". </text:p>
      <text:p text:style-name="P17">PRIMER SERVIDOR.-¡Quita, quita, no me llenes de verdolagas4 . Más vale que inventes un canto de libertad. </text:p>
      <text:p text:style-name="P17">SEGUNDO SERVIDOR.-Di, pues, de un soplo: Vamos. </text:p>
      <text:p text:style-name="P17">PRIMER SERVIDOR.-Sea; ya digo vamos. </text:p>
      <text:p text:style-name="P17">SEGUNDO SERVIDOR.-Añade nos vamos. </text:p>
      <text:p text:style-name="P17">PRIMER SERVIDOR.-NOS. </text:p>
      <text:p text:style-name="P17">SEGUNDO SERVIDOR.-Perfectamente. Ahora, repite cada vez más aprisa vamos nos... </text:p>
      <text:p text:style-name="P17">PRIMER SERVIDOR.-Vamos nos, vamos nos, vamos nos, nos vamos…</text:p>
      <text:p text:style-name="P17">SEGUNDO SERVIDOR.-¡Eh! ¿No es delicioso? ¡Estupendo! ¿verdad? </text:p>
      <text:p text:style-name="P17">PRIMER SERVIDOR.-Sin duda; pero temo que esto no presagie nada bueno para mi piel. SEGUNDO SERVIDOR.-¿Y por qué? </text:p>
      <text:p text:style-name="P17">PRIMER SERVIDOR. Porque de las prisas vienen las caídas. </text:p>
      <text:p text:style-name="P17">SEGUNDO SERVIDOR.-En el actual estado de cosas, creo que lo mejor será acercarnos a la estatua de un dios para invocar su favor.</text:p>
      <text:p text:style-name="P17">PRIMER SERVIDOR.-¿La estatua de un dios? ¡Déjate de bromas? ¿Tú crees realmente en los dioses? </text:p>
      <text:p text:style-name="P17">SEGUNDO SERVIDOR.-¿Yo? ¡Naturalmente! </text:p>
      <text:p text:style-name="P17">PRIMER SERVIDOR.-¿Y en qué te fundas? </text:p>
      <text:p text:style-name="P17">SEGUNDO SERVIDOR.-En que me detestan. ¿No crees que es un argumento suficiente? </text:p>
      <text:p text:style-name="P17">PRIMER SERVIDOR.-Me has convencido: hay que pensar en otra cosa. ¿Quieres que someta la cuestión al público? </text:p>
      <text:p text:style-name="P17">SEGUNDO SERVIDOR.-No estará mal; pero antes pidamos a los espectadores que con la expresión de su fisonomía manifiesten si les son gratos nuestros argumentos y palabras. </text:p>
      <text:p text:style-name="P26"><text:span text:style-name="T2">PRIMER SERVIDOR.-Empiezo, pues. Tenemos un amo selvático, devorador de habas, irascible, pesado y algo sordo; se llama Demos. Es originario de Pnyx. El mes último compró un esclavo, un zurrador paflagonio, lo más intrigante y calumniador que puede imaginarse. El tal Paflagonio, conociendo el carácter </text:span><text:soft-page-break/><text:span text:style-name="T2">del viejo, empezó, como perro zalamero, a hacerle la rosca, a adularle, a acariciarle y a sujetarle con sus correillas, diciéndole: "¿Dueño mío!, véte al baño, que ya es bastante trabajo el sentenciar un pleito; toma un bocadillo, echa un trago, come, cobra los tres óbolos . ¿Quieres que te sirva la comida?" Y arrebatando después lo que cada uno de nosotros había dispuesto para sí, se lo ofrecía generosamente al viejo. Últimamente, yo le había preparado en Pilos7 un pastel lacedemonio; pues bien, no sé de qué manera se las arregló ese bribón; pero el caso es </text:span>que me lo escamoteó y se lo ofreció al amo como cosa suya. Nos aparta cuidadosamente del anciano Demos y no nos permite servirle. Armado de su mosquero de correas, se coloca junto a su señor, cuando cena, y espanta a los oradores y pronuncia oráculos, y le ha llenado al viejo la cabeza de profecías. Cuando le ve ya decrépito, pone manos a la obra. Acusa y calumnia a todos los de la casa y nos muelen a golpes. El mismo Paflagonio corre alrededor de los criados, les pide, les acosa, les arranca regalos, diciéndoles: "¿Veis cómo por mi causa le sacuden a Hilas? ¡Si no hacéis lo que quiero, moriréis hoy mismo!" Y nosotros le damos cuanto nos pide, pues, si no, pateados por el viejo, nos aflojaríamos el vientre ocho veces más. Tratemos, pues, cuanto antes, amigo mío, del camino que debemos seguir, y donde poner nuestra esperanza. </text:p>
      <text:p text:style-name="P26">SEGUNDO SERVIDOR.-Nuestro mejor recurso será el "vámonos" 'de antes. </text:p>
      <text:p text:style-name="P26">PRIMER SERVIDOR.-Pero si nada puede hacerse sin que lo vea ese maldito Paflagonio: pone los ojos en todo. Tiene un pie en Pilos y el otro en la Asamblea. Esta gran separación de sus piernas hace que sus nalgas caigan sobre Caonia mientras sus dos manos están pidiendo en Etolia y su imaginación robando en Clopidia. </text:p>
      <text:p text:style-name="P26">SEGUNDO SERVIDOR.-En estas condiciones, no nos queda más que morir. </text:p>
      <text:p text:style-name="P26">PRIMER SERVIDOR.-Entonces arréglatelas para que muramos con la mayor gallardía posible. SEGUNDO SERVIDOR.-¿Y cómo morir con gallardía? Lo mejor sería beber sangre de toro. La muerte de Temístocles es la más envidiable. </text:p>
      <text:p text:style-name="P26">PRIMER SERVIDOR.-Nada de sangre; mejor será que echemos un trago de vino en honor del Buen Genio. Probablemente, esto nos dará alguna buena idea. </text:p>
      <text:p text:style-name="P26">SEGUNDO SERVIDOR.-¡Ah! ¡Vino! Luego se trata de beber. Pero, ¿qué buena idea puede ocurrírsele a un hombre ebrio? </text:p>
      <text:p text:style-name="P26">PRIMER SERVIDOR.-¡Pues claro que sí! Eres un grifo de palabras. ¿Te atreves a acusar al vino de que turba la razón? ¿Acaso hay nada de más eficaces resultados? Escucha: los hombres, cuando beben, son ricos, afortunados en sus negocios; ganan los pleitos y son felices y útiles a sus amigos. Ea, tráeme pronto una copa de vino para que riegue mi espíritu y te dé alguna idea ingeniosa.</text:p>
      <text:p text:style-name="P26">SEGUNDO SERVIDOR.-¡Ay de mí¡ ¿Qué vamos a sacar con beber? </text:p>
      <text:p text:style-name="P26"/>
      <text:p text:style-name="P26">PRIMER SERVÍDOR.-Muchas ventajas; pero trae la copa; voy a recostarme aquí. Si llego a alegrarme, ya verás como inundo estos contornos de conceptos, sentencias y argumentos. SEGUNDO SERVIDOR.-(Trae uncí jarra de vino y una copa). Ha habido suerte. Nadie me ha visto robar el vino de casa. PRIMER SERVIDOR.-¿Qué hace el Paflagonio? </text:p>
      <text:p text:style-name="P26">SEGUNDO SERVIDOR.-Harto de vino y panes denunciados, el muy bribón ronca tendido sobre sus cueros. </text:p>
      <text:p text:style-name="P26">PRIMER SERVIDOR.-Entonces échame vino con mano pródiga, como si fuera para una libación. SEGUNDO SERVIDOR.-Toma; y bebe en honor del Buen Genio. </text:p>
      <text:p text:style-name="P26">PRIMER SERVIDOR.-Hagamos, pues, una libación con el vino del Genio de Pramnio, Oh, mi querido Genio; esta idea no es mía, tú eres quien me la inspira. </text:p>
      <text:p text:style-name="P26">SEGUNDO SERVIDOR.-Dime, por favor, lo que sea. </text:p>
      <text:p text:style-name="P26">PRIMER SERVIDOR.-Entra en la casa mientras duerme, escamotéale los oráculos al Paflagonio y tráemelos. </text:p>
      <text:p text:style-name="P26">SEGUNDO SERVIDOR.-Lo haré, aunque mucho me temo que esa idea te la haya inspirado un Genio Malo. </text:p>
      <text:p text:style-name="P26">PRIMER SERVIDOR.-Anda, En tanto, llenaré yo mismo la copa. Tal vez este riego haga germinar en mi cerebro alguna buena idea. </text:p>
      <text:p text:style-name="P26"><text:soft-page-break/>SEGUNDO SERVIDOR.-(Volviendo con los oráculos) ¡Con qué furia ronca y se desahoga el Paflagonio! Así es que le he sustraído sin dificultad aquel sagrado oráculo que guarda con tantas precauciones. </text:p>
      <text:p text:style-name="P26">PRIMER SERVIDOR.-¡Tu destreza no tiene rival! Dámelo para que lo lea. En tanto, échame vino a toda prisa.-Veamos lo que dice. ¡Oh, que precioso hallazgo! Dame, dame pronto la copa. SEGUNDO SERVIDOR.-Toma. ¿Qué dice el oráculo? </text:p>
      <text:p text:style-name="P26">PRIMER SERVIDOR.-Lléname otra. </text:p>
      <text:p text:style-name="P26">SEGUNDO SERVIDOR.-¡Cómo! ¿El oráculo dice: "Lléname otra"?</text:p>
      <text:p text:style-name="P26">PRIMER SERVIDOR.-¡Oh, Bacis! . </text:p>
      <text:p text:style-name="P26">SEGUNDO SERVIDOR.-Pero ¿qué es ello? </text:p>
      <text:p text:style-name="P26">PRIMER SERVIDOR.-Dame pronto la copa. </text:p>
      <text:p text:style-name="P26">SEGUNDO SERVIDOR.-Por lo visto, ese Bacis usaba y abusaba de la copa. </text:p>
      <text:p text:style-name="P26">PRIMER SERVIDOR.-¡Maldito Paflagonio! Por eso guardabas hace tanto tiempo este oráculo, por miedo a lo que le concierne. </text:p>
      <text:p text:style-name="P26">SEGUNDO SERVIDOR.-¿Cómo? </text:p>
      <text:p text:style-name="P26">PRIMER SERVIDOR.-La profecía anuncia cómo ha de perecer. </text:p>
      <text:p text:style-name="P26">SEGUNDO SERVIDOR.-Pero ¿cómo? </text:p>
      <text:p text:style-name="P26">PRIMER SERVIDOR.-¿Cómo? El oráculo dice expresamente que primero habrá un vendedor de estopas que tomará en mano el gobierno de la ciudad. </text:p>
      <text:p text:style-name="P26">SEGUNDO SERVIDOR.-Comprendido lo del vendedor. ¿Y después? Te escucho. </text:p>
      <text:p text:style-name="P26">PRIMER SERVIDOR.-SU sucesor será un tratante en carneros. </text:p>
      <text:p text:style-name="P26">SEGUNDO SERVIDOR.-Ya van dos comerciantes. ¿Qué ocurrirá con el segundo? PRIMER SERVIDOR.-Mandará hasta que aparezca otro individuo aun más repugnante. Caerá entonces, reemplazándole un Paflagonio, comerciante en cueros, ladrón, alborotador y de voz ensordecedora como la del torrente Cicloboro. </text:p>
      <text:p text:style-name="P26">SEGUNDO SERVIDOR.-¿Está escrito, pues, que un tratante en cueros derribará a un tratante en carneros? PRIMER SERVIDOR.-Absolutamente.</text:p>
      <text:p text:style-name="P26">SEGUNDO SERVIDOR.-i Infeliz de mi¡ ¿Dónde podremos en contrar otro comerciante? </text:p>
      <text:p text:style-name="P26">PRIMER SERVIDOR.-Aún hay otro, que ejerce un oficio maravilloso. </text:p>
      <text:p text:style-name="P26">SEGUNDO SERVIDOR.-¿Quién? Por favor, ¿quién es? </text:p>
      <text:p text:style-name="P26">PRIMER SERVIDOR.-¿Lo digo? </text:p>
      <text:p text:style-name="P26">SEGUNDO SERVIDOR.-Si, por Zeus. </text:p>
      <text:p text:style-name="P26">PRIMER SERVIDOR.-¡Un choricero! será quien le derribe. </text:p>
      <text:p text:style-name="P26">SEGUNDO SERVIDOR.-¡Un choricero! ¡Nobilísimo oficio, por Poseidón! Pero ¿dónde hallaremos a ese hombre?</text:p>
      <text:p text:style-name="P25"/>
      <text:p text:style-name="P20">PRIMER SERVIDOR.-Busquémosle. Pero héle ahí que viene al mercado como por una gracia celeste. ¡Oh choricero, bendito del cielo! ¡Acércate, amigo mío! Te nos apareces como el salvador de la ciudad. </text:p>
      <text:p text:style-name="P20">EL CHORICERO.-(Que llega con su mercancía).-¿Qué ocurre? ¿Por qué me llamáis? PRIMER SERVIDOR.-Ven aquí a enterarte de toda la extensión de tu felicidad y de la magnificencia de tu suerte. </text:p>
      <text:p text:style-name="P20">SEGUNDO SERVIDOR.-Descárgalo de su mercancía y ponle al corriente del Oráculo. Yo, me vuelvo a casa para vigilar al Paflagonio. </text:p>
      <text:p text:style-name="P20">PRIMER SERVIDOR.-Vamos, deja tus mercancías, y adora después a la tierra y a los dioses. EL CHORICERO.-Ya está ¿qué sucede? </text:p>
      <text:p text:style-name="P20">PRIMER SERVIDOR.-¡ Mortal bienaventurado! ¡Mortal opulento que hoy no eres nada y mañana lo serás todo! ¡Oh tú, que has venido al mundo para felicidad de los atenienses! EL CHORICERO.-¿Por qué, buen hombre, te burlas de mí y no me dejas lavar estas tripas ni vender estos chorizos? </text:p>
      <text:p text:style-name="P20">PRIMER SERVIDOR.-¿Qué tripas? ¡Insensato! Mira allí. ¿Ves esas filas de ciudadanos?</text:p>
      <text:p text:style-name="P20">EL CHORICERO.-Las veo. </text:p>
      <text:p text:style-name="P21"><text:soft-page-break/>PRIMER SERVIDOR.-Estás destinado a ser el soberano absoluto de todos esos súbditos. Serás el jefe del mercado, y de los puertos y de la Asamblea; pisotearás al Senado; destituirás a los generales, les cargarás de cadenas, los reducirás a prisión y establecerás tu mancebía en el Pritáneo. </text:p>
      <text:p text:style-name="P21">EL CHORICERO.-¿Yo? </text:p>
      <text:p text:style-name="P21">PRIMER SERVIDOR.-Si, tú; y aun no lo ves todo. Súbete sobre ese tablero y mira todas las islas de alrededor. </text:p>
      <text:p text:style-name="P21">EL CHORICERO.-Las veo. </text:p>
      <text:p text:style-name="P21">PRIMER SERVIDOR.-Bueno; mira ahora los puertos y los barcos mercantes. </text:p>
      <text:p text:style-name="P21">EL CHORICERO.-En efecto.</text:p>
      <text:p text:style-name="P21"/>
      <text:p text:style-name="P21">PRIMER SERVIDOR.-¿Puede haber fortuna mayor? Dirige ahora el ojo derecho hacia Caria y el Otro hacia Cartago. </text:p>
      <text:p text:style-name="P21">EL CHORICERO.-¿De modo que mi fortuna será quedarme bizco? </text:p>
      <text:p text:style-name="P21">PRIMER SERVIDOR.-No; tú podrás traficar con todo eso. Porque llegarás a ser, como el oráculo lo dice, un gran personaje. </text:p>
      <text:p text:style-name="P21">EL CHORICERO.-¿Quieres decirme, cómo yo, que soy un choricero, puedo llegar a lo que se llama un personaje? </text:p>
      <text:p text:style-name="P21">PRIMER SERVIDOR.-Por eso mismo llegarás a serlo; porque eres un canalla audaz, salido de la hez del pueblo. </text:p>
      <text:p text:style-name="P21">EL CHORICERO.-No me creo digno de alcanzar un poder semejante. </text:p>
      <text:p text:style-name="P21">PRIMER SERVIDOR.-¿Cómo es eso? ¿De qué te crees indigno? Albergarás todavía algún buen sentimiento. ¿Pertenecerás acaso a una clase honrada? </text:p>
      <text:p text:style-name="P21">EL CHORICERO.-No, por los dioses; pertenezco a la canalla.</text:p>
      <text:p text:style-name="P21">PRIMER SERVIDOR.-Entonces, oh mortal afortunado, estás ricamente dotado para la política.</text:p>
      <text:p text:style-name="P21">EL CHORICERO.-Pero, buen amigo, yo no he recibido la menor instrucción; sólo sé leer, y eso mal. </text:p>
      <text:p text:style-name="P21">PRIMER SERVIDOR.-Precisamente único que te perjudica es saber leer, aunque sea mal. Para gobernar al pueblo no hacen falta hombres provistos de buena cultura y de buena educación. Se necesitan ignorantes que, además, sean unos granujas. No desprecies lo que los dioses te prometen en sus predicciones. </text:p>
      <text:p text:style-name="P21">EL CHORICERO.-Veamos; ¿cómo se expresa ese oráculo? </text:p>
      <text:p text:style-name="P21">PRIMER SERVIDOR.-Se expresa muy bien, por los dioses, y con alegorías sabiamente enigmáticas. Pero cuando el águila pelambrera, de ganchudas uñas, por la cabeza sujete al estúpido dragón bebedor de sangre, entonces la salmuera con ajos de los Paflagonios perecerá, y el Númen concederá a los tripicalleros, insigne gloria; a no ser que prefieran seguir vendiendo embutidos"</text:p>
      <text:p text:style-name="P21">EL CHORICERO.-¿Qué tiene eso que ver conmigo? Explícamelo.</text:p>
      <text:p text:style-name="P21">PRIMER SERVIDOR.-El águila pelambrera es nuestro Paflagonio. </text:p>
      <text:p text:style-name="P21">EL CHORICERO.-¿Y qué significa lo de "ganchudas uñas"? </text:p>
      <text:p text:style-name="P21">PRIMER SERVIDOR.-Eso quiere decir que con sus manos todo lo arrebata y se lo lleva. </text:p>
      <text:p text:style-name="P21">EL CHORICERO.-¿Y lo del dragón? </text:p>
      <text:p text:style-name="P21">PRIMER SERVIDOR.-Eso está clarísimo. El dragón es largo y el chorizo también. Y el chorizo y el dragón se llenan de sangre. Así es que el dragón, dice el oráculo, podrá vencer al águila pelambrera si no se deja engañar por palabras. </text:p>
      <text:p text:style-name="P21">EL CHORICERO.-Me gusta ese oráculo; lo que no veo es cómo podré yo ser capaz de gobernar al pueblo. </text:p>
      <text:p text:style-name="P21">PRIMER SERVIDOR.-Muy fácilmente. Haz lo mismo que ahora: embrolla y revuelve los negocios como acostumbras a hacer con los despojos, y hazte agradable al pueblo. Bastará para ello hacerle una pequeña cocina de palabras. Tus cualidades son las únicas para ser un demagogo a pedir de boca: voz terrible; natural; perverso; impudencia de plazuela; en fin, cuanto se necesita para actuar en política. El oráculo de Delfos confirma esas predicciones. Ea, ponte una corona, bebe en honor del dios de los brutos y trata de hacerle frente al Paflagonio. </text:p>
      <text:p text:style-name="P21"><text:soft-page-break/>EL CHORICERO.-¿Y quién me ayudará? Los ricos le temen y el pobre pueblo tiembla en su presencia. </text:p>
      <text:p text:style-name="P21">PRIMER SERVIDOR.-Si, pero hay mil honrados Caballeros que le detestan y que te defenderán; en tu auxilio vendrán todos los ciudadanos buenos y probos, todos los espectadores sensatos y yo con ellos, y hasta los mismos dioses. No temas; ni siquiera verás su rostro, pues ningún artista se ha atrevido a esculpir su máscara. Se le reconocerá muy bien sin embargo puesto que el público está compuesto de gente inteligente. </text:p>
      <text:p text:style-name="P21"/>
      <text:p text:style-name="P21">SEGUNDO SERVIDOR.-(Desde dentro) Ahí tenéis al Paflagonio que sale. </text:p>
      <text:p text:style-name="P21">EL PAFIAGONIO.-(Saliendo) No quedará impune, lo juro por mis grandes dioses, la conspiración que estáis tramando contra Demos desde no sé cuanto tiempo. ¿Qué hace aquí esta copa de Calcis? No cabe duda de que tratábais de sublevar a los calcidenses. Pereceréis, moriréis sin remedio, pareja de malvados. </text:p>
      <text:p text:style-name="P21">PRIMER SERVIDOR.-(Al choricero) ¡No vayas a huír! Quédate, ilustre choricero. </text:p>
      <text:p text:style-name="P21">No abandones la empresa. Acudid, caballeros; llegó la hora. Simón, Panecio, colocaos en y el ala derecha. (Al Choricero) Ya se acercan. Persiste tú también y dale cara de nuevo. El polvo que levantan indica que el choque es inminente; resístele, acométele, hazle que, huya. EL CORIFEO.-Hiere, hiere a ese canalla enemigo de los caballeros, recaudador sin conciencia, abismo de perversidad, mina de latrocinios y canalla y cien veces canalla; y siempre canalla, nunca me cansaré de decírselo, pues lo es más cada día. Pero sacúdele, síguele, zarandéale, expulsa a ese bribón; maldícele como nosotros y persíguele gritando. Cuidado no se te escabulla; mira que sabe los caminos por donde Eucrates se escondió bajo un montón de salvado. </text:p>
      <text:p text:style-name="P21">EL PAFLAGONIO.-¡Oh, venerables jueces de la Cofradía de los Tres Obolos, a quienes yo alimento con mis justas e injustas denuncias, socorredme; estos hombres se han conjurado para derrotarme. </text:p>
      <text:p text:style-name="P21">EL CORIFEO.-Y nos sobra razón, porque tú te apoderas de los bienes de todos y los consumes antes de que sean distribuídos; y después tanteas y oprimes a los que han de dar las cuentas, como se tantea un higo para ver si está verde o maduro; y cuando ves alguno de carácter débil y pacífico, le haces venir del Quersoneso, le agarras por la cintura, le echas los brazos al cuello, le metes la zancadilla y, después de arrojarlo al suelo, te lo tragas de un solo bocado. Tú siempre estás acechando a los ciudadanos sencillos y mansos comO ovejas, honrados y enemigos de pleitos.</text:p>
      <text:p text:style-name="P21"/>
      <text:p text:style-name="P21">EL PAFLAGONIO.-¿Todos contra mí? Y sin embargo, caballeros, mientras que, por vuestra causa soy apaleado, yo iba a proponerle al Senado que se construya en la ciudad un monumento conmemorativo de vuestro valor.</text:p>
      <text:p text:style-name="P21">EL CORIFEO.-¡Charlatán, farsante! Mira cómo se arrastre a nuestro alrededor y trata de engañarnos como si fuéramos unos viejos dengosos. </text:p>
      <text:p text:style-name="P21">EL PAFLAGONIO.-iOh, ciudad! ¡Oh, Demos! ¿Qué fieras son esas que me dan patadas en el vientre? </text:p>
      <text:p text:style-name="P21">EL CORIFEO.-Ved como escandaliza el hombre que no cesa de perturbar la ciudad. </text:p>
      <text:p text:style-name="P21">EL CHORICERO.-Si así piensa acoquinarnos, voy a hincharle a puñetazos. Y si trata de eludirlos bajándose, apelaré a los puntapiés.</text:p>
      <text:p text:style-name="P21">EL PAFLAGONIO.-Sólo con chillarles así, no tardaré en ponerles en fuga.</text:p>
      <text:p text:style-name="P30"/>
      <text:p text:style-name="P23">LECTURA <text:span text:style-name="T3">5</text:span>- <text:span text:style-name="T20">Arístofenes Los caballeros(fragmento 2)</text:span></text:p>
      <text:p text:style-name="P7">Literatura Antigua </text:p>
      <text:p text:style-name="P11"/>
      <text:p text:style-name="P27">EL CORIFEO.-Si tus gritos son mayores, te llevarás el galardón; pero si su impudicia aventaja a la tuya, ganaremos nosotros. </text:p>
      <text:p text:style-name="P27">EL PAFLAGONIO.-Yo denuncio a ese hombre, y sostengo que exporta para la flota peloponesia extractos de carne. </text:p>
      <text:p text:style-name="P27">EL CHORICERO.-Y yo, acuso a éste de correr al Pritáneo con las tripas vacías y salir, también corriendo, con las tripas llenas. </text:p>
      <text:p text:style-name="P27">PRIMER SERVIDOR.-Y, además, saca de allí cosas prohibidas: carne, pan y pescado, cosa que nunca consiguió ni el mismo Pericles. </text:p>
      <text:p text:style-name="P27">EL PAFLAGONIO.-No esperaréis mucho para morir, vosotros dos. </text:p>
      <text:p text:style-name="P27">EL CHORICERO.-Chillaré tres veces más que tú. </text:p>
      <text:p text:style-name="P27">EL PAFLAGONIO.-Mis alaridos ahogarán los tuyos. </text:p>
      <text:p text:style-name="P27">EL CHORICERO.-Y los míos a los tuyos. </text:p>
      <text:p text:style-name="P27">EL PAFLAGONIO.-Cuando seas general, te calumniaré. </text:p>
      <text:p text:style-name="P27">EL CHORICERO. Y yo te deslomaré como a un perro.</text:p>
      <text:p text:style-name="P27">EL PAFLAGONIO.-Te enredaré con mis mentiras. </text:p>
      <text:p text:style-name="P27">EL CHORICERO. Yo te cortaré el camino. </text:p>
      <text:p text:style-name="P27">EL PAFLAGONIO.-¡Atrévete a mirarme cara a cara; pero sin bajar los Ojos! </text:p>
      <text:p text:style-name="P27">EL CHORICERO.-También yo me he criado en el arroyo. </text:p>
      <text:p text:style-name="P27">EL PAFLAGONIO.-Si resuellas, te hago trizas. </text:p>
      <text:p text:style-name="P27">EL CHORICERO.-Si hablas, te chafo como a una m... </text:p>
      <text:p text:style-name="P27">EL PAFLAGONIO.-Yo confieso que soy un ladrón; y tú no. </text:p>
      <text:p text:style-name="P27">EL CHORICERO.-Sí, por Hermes, dios del comercio. </text:p>
      <text:p text:style-name="P27">EL PAFLAGONIO.-Y yo niego, aunque me cojan con las manos en la masa. </text:p>
      <text:p text:style-name="P27">EL CHORICERO.-No sabes más que imitar a los otros. </text:p>
      <text:p text:style-name="P27">EL PAFLAGONIO.-Voy a denunciarte a los Pritáneos, por detención de tripas sagradas que no han pagado el diezmo. </text:p>
      <text:p text:style-name="P27">EL CORO.-¡lnfame, bribón, charlatán; todo el país está lleno de tu audacia, lo mismo que toda la asamblea, las oficinas de recaudación, los procesos, los tribunales! ¡Removedor de fango, tú has enturbiado la limpieza de toda la ciudad y ensordecido a Atenas con tus estentóreos clamores: tú desde lo alto del poder acechas las rentas públicas, como desde un peñasco acecha el pescador los atunes!</text:p>
      <text:p text:style-name="P27">EL PAFLAGONIO.-Ya veo donde se ha adobado esta conspiración. </text:p>
      <text:p text:style-name="P27">EL CHORICERO.-Si tú no supieses adobar pieles, yo no sabría hacer embutidos; tú que vendías a los labradores la piel de un buey enfermo, curtida de suerte que parecía más grueso, y apenas la habían llevado un día, se estiraba dos palmos. </text:p>
      <text:p text:style-name="P27">PRIMER SERVIDOR.-A mí me jugó la misma partida. ¡Cuánto se burlaron mis compañeros y vecinos! Antes de llegar a Pergaso ya nadaba en mis zapatos. </text:p>
      <text:p text:style-name="P27">EL CORO.-¿Puedes negar que desde el principio ejerciste audacia consejera única de los oradores? Pones tu confianza en ella para exprimir a los ricos extranjeros, aprovechándote de tu alta situación, por eso el hijo de Hipodamo llora ante este espectáculo; pero ha aparecido, ¡cuánto me alegro¡, otro hombre más bribón que tú, que te arrojará del puesto, y, a lo que parece, te vencerá en audacia, intrigas y maquinaciones. (Al Choricero) Tú que te has criado aquí, de donde salen los hombres que valen algo, demuéstranos cuán inútil es una educación honrada. </text:p>
      <text:p text:style-name="P27"/>
      <text:p text:style-name="P27"/>
      <text:p text:style-name="P27"/>
      <text:p text:style-name="P27"/>
      <text:p text:style-name="P27"/>
      <text:p text:style-name="P27"><text:soft-page-break/>EL CHORICERO. Pues bien, vais a saber quién es ese ciudadano. </text:p>
      <text:p text:style-name="P27">EL PAFLAGONIO-¿No me dejarás hablar? </text:p>
      <text:p text:style-name="P27">EL CHORICERO.-No, por cierto, pues soy tan granuja como tú. </text:p>
      <text:p text:style-name="P27">PRIMER SERVIDOR.-Si eso no le convence, dile que tus padres también fueron unos granujas. </text:p>
      <text:p text:style-name="P27">EL PAFLAGONIO.-¿Me dejarás hablar al fin? </text:p>
      <text:p text:style-name="P27">EL CHORICERO.-No. </text:p>
      <text:p text:style-name="P27">EL PAFLAGONIO.-Si. </text:p>
      <text:p text:style-name="P27">EL CHORICERO.-No, por Poseidón. Y además, me voy a luchar hacia la izquierda para tener la palabra el primero. </text:p>
      <text:p text:style-name="P27">EL PAFLAGONIO.-¡Oh, voy a estallar¡ ¡Estoy que exploto! </text:p>
      <text:p text:style-name="P27">EL CHORICERO.-LO que es seguro es que no te dejaré... </text:p>
      <text:p text:style-name="P27">PRIMER SERVIDOR.-Déjale, déjale que explote de una vez. </text:p>
      <text:p text:style-name="P27">EL PAFLAGONIO.-¿Qué es lo que te da la audacia de querer disputar contra mí?</text:p>
      <text:p text:style-name="P27">EL CHORICERO.-Es que conozco el arte de hablar, como el de hacer morcillas. </text:p>
      <text:p text:style-name="P27">EL PAFLAGONIO.-¡Hablar! Será bueno, si se te presenta algún asunto, ver cómo lo haces picadillo y lo embutes sin dificultad. ¿A que sé lo que te ha pasado? Lo mismo que a otros muchos. Sin duda has ganado un pleito contra algún infeliz extranjero domiciliado a fuerza de soñar con tu defensa toda la noche, de hablar a solas en las calles, de beber agua y ensayarte cien veces con gran molestia de tus amigos, y sin más te crees ya un elocuente orador. ¡Qué estupidez! </text:p>
      <text:p text:style-name="P27">PRIMER SERVIDOR-¿Y tú, qué licor has bebido para hacer callar con tu charlatanería a toda la ciudad? </text:p>
      <text:p text:style-name="P27">EL PAFLAGONIO.-Y crees haberme encontrado un rival, a mí, que después de comer una tajada de atún asado y de beber una copa de buen vino, soy capaz de hacerles un corte de mangas a todos los generales de Pilos. </text:p>
      <text:p text:style-name="P27">EL CHORICERO.-¡Y yo qué? Yo, que después de tragarme todos los callos de un buey y el vientre de un cerdo, y de beberme encima la salsa, sin siquiera enjugarme, soy capaz de insultar a todos los oradores y de volver turulato al mismo Nicias. </text:p>
      <text:p text:style-name="P27">PRIMER SERVIDOR.-Lo que dices me gusta bastante en general; sólo me desagrada que pienses beberte toda la salsa, sin dejar nada a los otros. </text:p>
      <text:p text:style-name="P27">EL PAFLAGONIO.-No será comiendo llobarros como pondrás en fuga a los milesios. </text:p>
      <text:p text:style-name="P27">EL CHORICERO.-Lo que sí podré hacer es recobrar las minas devorando lomo de buey. </text:p>
      <text:p text:style-name="P27">EL PAFLAGONIO.-Yo me arrojo sobre el Senado y lo derribo a viva fuerza. </text:p>
      <text:p text:style-name="P27">EL CHORICERO.-Y si yo te sacudo el trasero te lo pongo como una morcilla. </text:p>
      <text:p text:style-name="P27">EL PAFLAGONIO.-Si yo te cojo por la piel de las nalgas te saco por ahí la cabeza. </text:p>
      <text:p text:style-name="P27">PRIMER SERVIDOR.-Si se la sacas por ahí, por Poseidón que aún quedarás tú peor. </text:p>
      <text:p text:style-name="P27">EL PAFLAGONIO.-¡Te meteré en el cepo de madera! </text:p>
      <text:p text:style-name="P27">EL CHORICERO.-¡Desconfía, cobarde¡ </text:p>
      <text:p text:style-name="P27">EL PAFLAGONIO.-Haré sillas con tu piel. </text:p>
      <text:p text:style-name="P27">EL CHORICERO.-Te desollaré para hacer con la tuya un zurrón de salteador. </text:p>
      <text:p text:style-name="P27">EL PAFLAGQNIO.-Te clavaré en el suelo para descuartizarte. </text:p>
      <text:p text:style-name="P27">EL CHORICERO.-Te haré picadillo.</text:p>
      <text:p text:style-name="P27"/>
      <text:p text:style-name="P28">EL PAFLAGONIO.-Te arrancaré las pestañas. </text:p>
      <text:p text:style-name="P28">EL CHORICERO.-Te rajaré el buche. </text:p>
      <text:p text:style-name="P27">PRIMER SERVIDOR.-Metámosle, por Zeus, un palo en la cabeza, como hacen los cocineros; arranquémosle la lengua y, mirando a placer por el agujero del ano, veamos si tiene lamparones.</text:p>
      <text:p text:style-name="P27">EL CORO.-Hay, pues, cosas más ardientes que el fuego, y en la ciudad, palabras más desvergonzadas que la desvergüenza misma. Empújale, derríbale, no hagas las cosas a medias; en cuanto consigas que flaquee en el primer encuentro, verás que es un cobarde. Nosotros le conocemos bien. PRIMER SERVIDOR.-Siempre lo ha sido, y, sin embargo, ha pasado por valiente, sin más que con darse maña para recoger la cosecha ajena. Ahora deja que se sequen en las prisiones las espigas de Pylos y pretende venderlas.</text:p>
      <text:p text:style-name="P27"><text:soft-page-break/>EL PAFLAGONIO.-No os temo mientras exista el Senado y que Demos continúe siendo un estúpido. </text:p>
      <text:p text:style-name="P27">EL CORO.-Su desvergüenza es inaudita. ¡Ni siquiera se le muda el color! Si no te aborrezco, permita Zeus que sirva a Cratino de colchón y que tenga que aprender a cantar toda una tragedia de Morsimo. ¡Y tú, que como la abeja que vaga de flor en flor andas pidiendo regalos a todos en todas partes, ojalá los devuelvas con la misma facilidad que los adquieres! Entonces podremos cantar: "Brinda, brinda a la buena fortuna". Entonces hasta el hijo de Julio, ese viejo acaparador de trigo, le cantará alegremente a Pean y a Dionysos. </text:p>
      <text:p text:style-name="P27">EL PAFLAGONIO.-No, no; os aseguro que no me ganaréis en desvergüenza; de otra suerte, permita el cielo que no asista a los sacrificios de Zeus, protector del mercado. </text:p>
      <text:p text:style-name="P27">EL CHORICERO.-Y yo juro por los infinitos puñetazos que por mil tunantadas diversas me han sacudido desde la niñez, y por mis cien cuchilladas, que espero vencerte en esta contienda, o si no, me será inútil esta corpulencia adquirida a fuerza de comer migajones destinados a limpiarse la grasa de los dedos.</text:p>
      <text:p text:style-name="P27"/>
      <text:p text:style-name="P27">EL PAFLAGONIO.-¡Migajones, como un perro! ¿Y tú, miserable, que te has alimentado como un perro, quieres reñir con un cinocéfalo?</text:p>
      <text:p text:style-name="P27">EL CHORICERO.-También yo cometía mis fraudes cuando chico. Engañaba a los cocineros diciéndoles: "Mirad, muchachos, ¿no véis?, ya viene la primavera, la golondrina". Ellos miraban, y mientras tanto yo les atrapaba las mejores tajadas. </text:p>
      <text:p text:style-name="P27">PRIMER SERVIDOR.-¡Astucia admirable! ¡Inteligencia precoz¡ Como los aficionados a comer ortigas, hacías tu cosecha antes de volver las golondrinas. </text:p>
      <text:p text:style-name="P27">EL CHORICERO.-La mayor parte de las veces no me veían; pero si alguno lo notaba, escondía la carne entre las nalgas y juraba -por todos los dioses que nada tenía. Por lo cual un orador que me vio no pudo impedirse de exclamar, riendo: "Apostaría cualquier cosa a que ese muchacho llegará a gobernar la República". </text:p>
      <text:p text:style-name="P27">PRIMER SERVIDOR.-Y acertó en su pronóstico. Claro está que se fundaba en que mientras escondías el hurto entre las nalgas lo agravabas con un perjurio. </text:p>
      <text:p text:style-name="P27">EL PAFLAGONIO.-Yo reprimiré tu audacia o más bien, la de los dos. Voy a precipitarme sobre ti con la violencia del huracán y revolveré los mares y la tierra. </text:p>
      <text:p text:style-name="P27">EL CHORICERO.-Pero yo formaré con mis chorizos una balsa, y, encomendándome sobre ella a las olas propicias, te desearé todo el mal posible. </text:p>
      <text:p text:style-name="P27">PRIMER SERVIDOR.-Y yo vigilaré en la sentina, por si acaso se produce una vía de agua. </text:p>
      <text:p text:style-name="P27">EL PAFLAGONIO.-No, por Deméter; no has de disfrutar impunemente de los talentos que has robado a Atenas. </text:p>
      <text:p text:style-name="P27">PRIMER SERVIDOR.-Cuidado, amaina un poco las velas; empieza a soplar un viento de calumnias y delaciones. </text:p>
      <text:p text:style-name="P27">EL CHORICERO.-Y a mí me consta que has sacado diez talentos de Potidea </text:p>
      <text:p text:style-name="P27">EL PAFLAGONIO.-¿Quién? ¡Yo! ¿Quieres uno por callar? </text:p>
      <text:p text:style-name="P27">PRIMER SERVIDOR.-Ya lo tomaría él. Con gusto lo tomaría. (Al Choricero) Larga la amarra; el viento cede. </text:p>
      <text:p text:style-name="P27">EL PAFLAGONIO.-Tendrás cuatro procesos, a cien talentos cada uno.</text:p>
      <text:p text:style-name="P28">EL CHORICERO.-Y tú tendrás veinte por deserción, y más de mil por robo. </text:p>
      <text:p text:style-name="P28">EL PAFLAGONIO. Yo digo que tú desciendes de los que profanaron el asilo sagrado de Atenea. </text:p>
      <text:p text:style-name="P28">EL CHORICERO.-Y yo, que tu abuelo fue uno de los satélítes... </text:p>
      <text:p text:style-name="P28">EL PAFLAGONIO.-¿De los satélites de quién? Di. </text:p>
      <text:p text:style-name="P28">EL CHORICERO.-De Birsina, esposa de Hípias.</text:p>
      <text:p text:style-name="P28">EL PAFLAGONIO.-Eres un impostor. </text:p>
      <text:p text:style-name="P28">EL CHORICERO.-Y tú un bandido. </text:p>
      <text:p text:style-name="P28">PRIMER SERVIDOR.-(Al Choricero) ¡Dale duro! </text:p>
      <text:p text:style-name="P28">EL PAFLAGONIO.-¡Ay, ay! Los conjurados me muelen á palos. </text:p>
      <text:p text:style-name="P28"><text:soft-page-break/>PRIMER SERVIDOR. Dale, dale duro; azotale el vientre con manojos de intestinos; castígale sin piedad. EL CORIFEO.-¡Oh, admirable corpulencia! ¡Oh, esforzado corazón, salvador de la República y de los ciudadanos] ¡Con qué hábil oratoria has sabido vencerle! ¡Ojalá pudiéramos alabarte como deseamos. </text:p>
      <text:p text:style-name="P28">EL PAFLAGONIO.-No se me ocultaba, por Démeter, está fábrica de intrigas; bien sabía yo que aquí se encolaban todas. </text:p>
      <text:p text:style-name="P28">EL CORIFEO.-¿Y tú no le dirás algún término de constructor de carretas? </text:p>
      <text:p text:style-name="P28">EL CHORICERO.-Tampoco se me oculta lo que está fraguando en Argos. Finge que trata de conciliarnos su alianza, y celebra en tanto conferencias secretas con los lacedemonios. Sé para qué atiza este fuego: para forjar las cadenas de los cautivos. </text:p>
      <text:p text:style-name="P28">PRIMER SERVIDOR.-¡Bravo, bravo! Forja tú mientras él encola. </text:p>
      <text:p text:style-name="P28">EL CHORICERO.-Tienes quien te ayude en la obra; mas nunca, aunque me des todo el oro y plata del mundo y me envíes á todos mis amigos para que me calle, nunca conseguirás que yo oculte la verdad a los atenienses. </text:p>
      <text:p text:style-name="P28">EL PAFLAGONIO.-Iré al punto al Senado y delataré vuestra conjura, vuestras reuniones nocturnas contra la República, vuestra convivencia con los medos y el Gran Rey y ese negocio con los de Beocia que tratáis de que cuaje. </text:p>
      <text:p text:style-name="P28">EL CHORICERO.-Pues ¿qué precio tiene el queso de Beocia?</text:p>
      <text:p text:style-name="P28">EL PAFLAGONIO.-¡Por Heracles que he de desollarte vivo! (Sale). </text:p>
      <text:p text:style-name="P28">PRIMER SERVIDOR.-Ea, demuéstranos ahora ingenio y valor; tú que, como acabas de confesarlo, escondías en otro tiempo la carne entre las nalgas. Corre al Senado sin perder un instante, pues ése va a calumniarnos a todos, vociferando como acostumbra. </text:p>
      <text:p text:style-name="P28">EL CHORICERO.-Voy allá, pero antes permitidme que deje aquí estas tripas y cuchillos. Es cuestión de un momento. </text:p>
      <text:p text:style-name="P28">PRIMER SERVIDOR.-Lleva esa enjundia para untarte el cuello y poder escurrirte si la calumnia te agarra. </text:p>
      <text:p text:style-name="P28">EL CHORICERO.-Buen consejo digno de un maestro de gimnasia. </text:p>
      <text:p text:style-name="P28">PRIMER SERVIDOR. Toma y cómete también esos ajos. </text:p>
      <text:p text:style-name="P28">EL CHORICERO.-¿Para qué? </text:p>
      <text:p text:style-name="P28">PRIMER SERVIDOR.-Para que al combatir tengas más fuerza, amigo mío. Pero anda pronto. </text:p>
      <text:p text:style-name="P28">EL CHORICERO.-Ya voy. </text:p>
      <text:p text:style-name="P28">PRIMER SERVIDOR.-Procura morderle y derribarlo; arráncale la cresta y no vuelvas sin haberte comido su papada. </text:p>
      <text:p text:style-name="P28">EL CORIFEO.-Adiós y buena suerte. Trata de vencer, como deseamos. Que el Zeus del Agora te guarde y puedas volver aquí cubierto con los laureles de la victoria. (A los espectadores) En cuanto a vosotros, tened la amabilidad de escuchar nuestros anapestos, puesto que poseéis una competencia personal en todos los géneros de poesía. Si alguno de vuestros antiguos poetas cómicos nos hubiera pedido que recitáramos sus versos en el teatro, le hubiera sido difícil conseguirlo; pero el autor de está comedia es digno de que lo hagamos en su obsequio. Ya porque odia a los mismos que nosotros aborrecemos, ya porque, desafiando intrépido al huracán y las tempestades, no le atemoriza decir lo que es justo. Como muchos se le han acercado admirándose de que desde hace tiempo, no haya solicitado un Coro, y preguntándole la causa de ello, el poeta nos manda que os manifestemos el motivo. No ha sido sin razón, dice, el haber tardado tanto, sino por conocer que el arte de hacer comedias es el más difícil de todos, hasta el punto de que de los muchos que lo solicitan, pocos logran dominarlo. Sabe, además, desde hace tiempo cuán inconstante es vuestro carácter, y con qué facilidad abandonáis, apenas envejecen, a los poetas antiguos. </text:p>
      <text:p text:style-name="P28"/>
      <text:p text:style-name="P28">No ignora, en primer lugar, la suerte que cupo á Mágnes cuando le empezaron a blanquear los cabellos. Aunque había conseguido muchas victorias en los certámenes cómicos; aunque recorrió dos los tonos y presentó en escena citaristas, aves, lidios y cínifes; aunque pintó el rostro del color de las ranas, no pudo sostenerse, sino que en la edad madura y no en la juventud le abanodonásteis, porque con los años había perdido aquel ingenio que os hacía reír.También se acuerda de Cratino, <text:soft-page-break/>que en sus buenos tiempos en el apogeo de su gloria, corría impetuosamente por os anos, y desarraigando plátanos y encinas, los arrastraba con sus adversario entonces no se podía cantar en os Banquetes otra cosa que Doro, la de las sandalias de higuera25 y autores de himnos elegantes;26¡tan floreciente estaba! Pero ahora, cuando le veis chochear, no os compadecéis de él; desde que a su lira se le caen las clavijas, se le saltan las cuerdas y se le pierden las armonías, el pobre anciano vaga lo mismo que Connas, ceñida la frente de una seca corona y muerto de sed, él que por sus primeros triunfos merecía beber en el Pritáneo, y en vez de delirar en la escena, presenciar perfumado el espectáculo, sentado junto a la estatua de Dionysos. ¿Y Crátes, cuántos insultos y ultrajes vuestros no sufrió, a pesar de que os alimentaba, a tan poca costa, masticando en su boca delicada los más ingeniosos pensamientos? Y sin embargo, éste fue el único que se sostuvo, ya cayéndose, ya levantándose.</text:p>
      <text:p text:style-name="P28"/>
      <text:p text:style-name="P28">Temeroso de esto nuestro autor, se ha contenido, repitiéndose a menudo: "Es preciso ser remero antes de ser piloto, y guardar la proa y observar los vientos antes de dirigir por sí mismo la nave". En gracia de esta modestia, que le ha librado de deciros necedades, tributadle un aplauso que iguale al estruendo de las olas; honradle en estas fiestas Leneas con jubilosas aclamaciones, para que, satisfecho de su triunfo, se retire con la frente radiante de alegría.</text:p>
      <text:p text:style-name="P28"/>
      <text:p text:style-name="P28">EL PRIMER SEMICORO.-Poseidón ecuestre, que te complaces oyendo al relincho de tus corceles y el resonar de sus ferrados cascos; potente numen a quien agrada ver las trirremes mercenarias hender rápidas los mares con azulada proa, y a los jóvenes, enardecidos por esa pasión que les arruina, dirigir sus carros en el reñido certamen, asiste a este Coro, deidad de áureo tridente, rey de los delfines, adorado en Sunio y en Geresta, hijo de Uranos, protector de Formión27, y ahora para Atenas, el más propicio de los dioses.</text:p>
      <text:p text:style-name="P28"/>
      <text:p text:style-name="P28">Queremos elogiar a nuestros padres, héroes dignos de su patria y de los honores del pueblo, que, vencedores siempre y en todas partes en combates terrestres y marítimos, cubrieron de gloria a la República; que nunca al encontrarlos enemigos se ocuparon en contarlos, pues su corazón estaba siempre dispuesto al ataque. Si alguno llegaba a caerse por casualidad en la batalla, limpiábase el polvo, y negando su caída, volvía a la carga con más ardor. Jamás los generales de entonces hubieran pedido a Cleéneto que se les alimentase a costa del Estado; pero ahora, si no tienen esta prerrogativa y la de asiento distinguido, se niegan a combatir. Nosotros deseamos pelear valientemente y sin sueldo por la patria y nuestros dioses; nada pedimos en pago, sino que cuando se haga la paz y cesen las fatigas de la guerra nos permitáis llevar largo el cabello y cuidar nuestro cutis. </text:p>
      <text:p text:style-name="P28"/>
      <text:p text:style-name="P28">EL SEGUNDO SEMICORO.-Venerada Atenea, diosa tutelar de Atenas que reinas sobre la tierra más religiosa y fecunda en poetas y guerreros, ven y trae contigo a la victoria, nuestra compañera en los ejércitos y batallas, es fiel amiga del Coro, que combate a nuestro lado contra nuestros enemigos. Preséntate ahora;. hoy más que nunca, sea como quiera, es preciso que nos otorgues el triunfo. Queremos también publicar lo bueno que sabemos de nuestros caballos; dignos son de alabanza. Muchas veces nos ayudaron en las excursiones y combates; mas nunca nos admiraron tanto con lo que en tierra hicieron como cuando se lanzaron intrépidamente a las naves con toda su carga de vasos de campaña, ajos y cebollas; y apoderándose de los remos, como si fueran hombres, gritaban: “¡Hippapai!” ¿Quién remará con más brío? ¿Qué hacemos? ¿No remarás tú, oh Sánfora" También bajaron a Corinto; los más jóvenes se hicieron allí un lecho con sus cascos e iban en busca de cobertores, y en vez de forraje de la Media, comían los cangrejos que se descuidaban en salir a la playa, y aun los buscaban en lo profundo del mar. Por eso Teoro dijo que un cangrejo había hablado así: "Terrible es, oh Poseidón, no poder, ni en el fondo del abismo ni en la tierra, ni en el mar, escapar de los Caballeros"</text:p>
      <text:p text:style-name="P28"/>
      <text:p text:style-name="P28"/>
      <text:p text:style-name="P28"><text:soft-page-break/>EL CORIFEO.-(Al Choricero que acaba de regresar) ¡Oh, el más querido y valeroso de los hombres! ¡Qué inquietud nos diste durante tu ausencia! Pero ahora que te vemos volver sano y salvo, cuéntanos en qué quedó la cuestión. </text:p>
      <text:p text:style-name="P28">EL CHORICERO.-¿Qué he de deciros, sino que he conseguido la victoria en el Senado? EL CORO.-¡Ahora es ocasión de prorrumpir todos en exclamaciones de júbilo! Tú, que hablas tan bien, pero que superas a las palabras con las obras, cuéntanoslo todo circunstanciadamente; con gustó emprenderíamos un largo víaje sólo por oírte. Por tanto, hombre excelente, habla sin miedo; todos nos alegramos de tu triunfo. </text:p>
      <text:p text:style-name="P28"/>
      <text:p text:style-name="P28">EL CHORICERO.-Pues escuchad, que la cosa merece la pena. En cuanto salió de aquí, le seguí pisándole los talones; apenas entró en el Senado, empezó con su voz estentórea a tronar contra los Caballeros, acumulándoles calumnias portentosas, acusándoles de conspiradores y amontonando palabras sobre palabras, que empezaban a ser creídas. El Senado le escuchaba, y tan fácilmente dio crédito a aquellas falsedades, que crecían prodigiosamente como la mala hierba, que ya lanzaba miradas severas y fruncía el entrecejo. Pero yo, cuando comprendí que sus palabras producían efecto y que conseguía engañar a su auditorio exclamé: "Oh, dioses protectores de la lujuria y del fraude, de las chocarrerías y desvergüenzas!29 Y tú, plaza pública, en donde se educó mí niñez, dadme audacia, lengua expedita e impudente voz." Cuando pensaba en ésto, un invertido soltó un pedo a mí derecha, y yo me prosterné en actitud de adoración; después, empujando la barrera con la espalda, grité abriendo una boca enorme: "Senadores: soy portador de buenas noticias y quiero ser el primero en anunciároslas: desde que estalló la guerra, nunca han estado más baratas las anchoas." Al punto la serenidad brilló en todos los semblantes, y en seguida me ofrecieron una corona por la fausta nueva. Yo en cambio les enseñé en pocas palabras un secretó para comprar muchas anchoas por un óbolo; que era el recoger todos los platos a los fabricantes. Todos aplaudieron y me miraban con la boca abierta. Advirtiendo esto el Paflagonio, que conoce muy bien el modo de engatusar al Senado, dijo: "Ciudadanos: propongo, ya que tan buenas nuevas acaban de anunciamos, que para celebrarlas inmolemos cíen bueyes a Atenea." </text:p>
      <text:p text:style-name="P28"/>
      <text:p text:style-name="P28">otra vez de su parte; yo, viéndome entonces humillado y vencido, le cogí la vuelta, proponiendo que se sacrificasen hasta doscientos, y además mil cabras a Artemis30, sí al día siguiente se vendían las sardinas a un óbolo el ciento; con esto el Senado se inclinó de nuevo a mí favor, y el Paflagonio, aturdido, empezó a decir necedades; los arqueros y Pritáneos le sacaron fuera y se formaron grupos en que se trataba de las anchoas. El les suplicaba que esperasen un momento: "Escuchad, exclamaba, lo que va a decir el enviado de Lacedemonia; viene a tratar de la paz." Entonces gritaron todos a una: "¿Ahora de la paz? ¡Estúpido! ¿Después de enterarte de lo baratas que tenemos las anchoas? No necesitamos paz, siga la guerra." Y mandaron a los Pritáneos que levantasen la sesión. En seguida saltaron las verjas por todas partes. Yo me escapé y corrí a comprar cuanto cilantro y puerros había en el mercado, y los distribuí luego gratis a todos los que lo necesitaban para sazonar las anchoas. Ellos no hallaban palabras con que elogiarme y me colmaban de caricias, hasta el punto de que por un solo óbolo de cilantro me he hecho dueño del Senado.</text:p>
      <text:p text:style-name="P28"/>
      <text:p text:style-name="P28">EL CORO.-Has conseguido cuanto te proponías como hombre favorecido por la fortuna. Aquel bribón ha tropezado con otro que le da quince y raya en tunantadas, astucia y zalamerías. Procura terminar el combate con igual fe• licidad; ya sabes hace tiempo que somos tus benévolos auxiliares.</text:p>
      <text:p text:style-name="P28">EL CHORICERO.-Ahí viene justamente el Paflagonio turbando y arremolinando las olas delante de sí, como sí tratara de tragarme. ¡Dioses! ¡Qué audacia!</text:p>
      <text:p text:style-name="P28">EL PAFLAGONIO.-(Entrando) ¡Que me muera sí no te hago añicos, por pocas de mis antiguas mentiras que me res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Helvetica Neue', Helvetica, Arial, sans-serif"/>
    <style:font-face style:name="Verdana" svg:font-family="Verdana, Arial, sans-serif"/>
    <style:font-face style:name="ff0" svg:font-family="ff0, Verdana, Verdana, Geneva,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4:47:44.798077552</meta:creation-date>
    <dc:date>2019-09-25T21:39:43.492720888</dc:date>
    <meta:editing-duration>PT4H25M33S</meta:editing-duration>
    <meta:editing-cycles>23</meta:editing-cycles>
    <meta:generator>LibreOffice/5.1.6.2$Linux_X86_64 LibreOffice_project/10m0$Build-2</meta:generator>
    <meta:document-statistic meta:table-count="0" meta:image-count="0" meta:object-count="0" meta:page-count="28" meta:paragraph-count="606" meta:word-count="14472" meta:character-count="89371" meta:non-whitespace-character-count="75014"/>
  </office:meta>
</office:document-meta>
</file>